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27000002A962041C99.png" manifest:media-type="image/png"/>
  <manifest:file-entry manifest:full-path="Pictures/100002010000012C0000006E0CA8181E.png" manifest:media-type="image/png"/>
  <manifest:file-entry manifest:full-path="Pictures/100002010000031B00000463F98C50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version="1.0">
  <xsl:output method="xml" version="1.0" indent="yes"/>
  <xsl:template match="studiengang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OpenSymbol" svg:font-family="OpenSymbol" style:font-charset="x-symbol"/>
        <style:font-face style:name="Mangal1" svg:font-family="Mangal"/>
        <style:font-face style:name="Liberation Serif" svg:font-family="'Liberation Serif'" style:font-family-generic="roman" style:font-pitch="variable"/>
        <style:font-face style:name="Arial1" svg:font-family="Arial" style:font-family-generic="swiss" style:font-pitch="variable"/>
        <style:font-face style:name="Arial" svg:font-family="Arial" style:font-adornments="Standard" style:font-family-generic="swiss" style:font-pitch="variable"/>
        <style:font-face style:name="Liberation Sans" svg:font-family="'Liberation Sans'" style:font-family-generic="swiss" style:font-pitch="variable"/>
        <style:font-face style:name="Mangal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SimSun" svg:font-family="SimSun" style:font-family-generic="system" style:font-pitch="variable"/>
      </office:font-face-decls>
      <office:automatic-styles>
        <style:style style:name="Tabelle1" style:family="table">
          <style:table-properties style:width="17cm" table:align="margins"/>
        </style:style>
        <style:style style:name="Tabelle1.A" style:family="table-column">
          <style:table-column-properties style:column-width="12.651cm" style:rel-column-width="48767*"/>
        </style:style>
        <style:style style:name="Tabelle1.B" style:family="table-column">
          <style:table-column-properties style:column-width="1.45cm" style:rel-column-width="5589*"/>
        </style:style>
        <style:style style:name="Tabelle1.D" style:family="table-column">
          <style:table-column-properties style:column-width="1.45cm" style:rel-column-width="5590*"/>
        </style:style>
        <style:style style:name="Tabelle1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1.D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1.A2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1.D2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1.A3" style:family="table-cell">
          <style:table-cell-properties fo:background-color="#97ffba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1.D3" style:family="table-cell">
          <style:table-cell-properties fo:background-color="#97ffba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1.A4" style:family="table-cell">
          <style:table-cell-properties fo:padding="0.097cm" fo:border-left="0.05pt solid #000000" fo:border-right="none" fo:border-top="none" fo:border-bottom="0.05pt solid #000000"/>
        </style:style>
        <style:style style:name="Tabelle1.B4" style:family="table-cell">
          <style:table-cell-properties fo:padding="0.097cm" fo:border-left="0.05pt solid #000000" fo:border-right="none" fo:border-top="none" fo:border-bottom="0.05pt solid #000000"/>
        </style:style>
        <style:style style:name="Tabelle1.C4" style:family="table-cell">
          <style:table-cell-properties fo:padding="0.097cm" fo:border-left="0.05pt solid #000000" fo:border-right="none" fo:border-top="none" fo:border-bottom="0.05pt solid #000000"/>
        </style:style>
        <style:style style:name="Tabelle1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1.A6" style:family="table-cell">
          <style:table-cell-properties fo:padding="0.097cm" fo:border-left="0.05pt solid #000000" fo:border-right="none" fo:border-top="none" fo:border-bottom="0.05pt solid #000000"/>
        </style:style>
        <style:style style:name="Tabelle1.B6" style:family="table-cell">
          <style:table-cell-properties fo:padding="0.097cm" fo:border-left="0.05pt solid #000000" fo:border-right="none" fo:border-top="none" fo:border-bottom="0.05pt solid #000000"/>
        </style:style>
        <style:style style:name="Tabelle1.C6" style:family="table-cell">
          <style:table-cell-properties fo:padding="0.097cm" fo:border-left="0.05pt solid #000000" fo:border-right="none" fo:border-top="none" fo:border-bottom="0.05pt solid #000000"/>
        </style:style>
        <style:style style:name="Tabelle1.D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1.A7" style:family="table-cell">
          <style:table-cell-properties fo:padding="0.097cm" fo:border-left="0.05pt solid #000000" fo:border-right="none" fo:border-top="none" fo:border-bottom="0.05pt solid #000000"/>
        </style:style>
        <style:style style:name="Tabelle1.B7" style:family="table-cell">
          <style:table-cell-properties fo:padding="0.097cm" fo:border-left="0.05pt solid #000000" fo:border-right="none" fo:border-top="none" fo:border-bottom="0.05pt solid #000000"/>
        </style:style>
        <style:style style:name="Tabelle1.C7" style:family="table-cell">
          <style:table-cell-properties fo:padding="0.097cm" fo:border-left="0.05pt solid #000000" fo:border-right="none" fo:border-top="none" fo:border-bottom="0.05pt solid #000000"/>
        </style:style>
        <style:style style:name="Tabelle1.D7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1.A8" style:family="table-cell">
          <style:table-cell-properties fo:padding="0.097cm" fo:border-left="0.05pt solid #000000" fo:border-right="none" fo:border-top="none" fo:border-bottom="0.05pt solid #000000"/>
        </style:style>
        <style:style style:name="Tabelle1.B8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1.C8" style:family="table-cell">
          <style:table-cell-properties fo:padding="0.097cm" fo:border-left="0.05pt solid #000000" fo:border-right="none" fo:border-top="none" fo:border-bottom="0.05pt solid #000000"/>
        </style:style>
        <style:style style:name="Tabelle1.D8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" style:family="table">
          <style:table-properties style:width="17cm" table:align="margins"/>
        </style:style>
        <style:style style:name="Tabelle2.A" style:family="table-column">
          <style:table-column-properties style:column-width="12.651cm" style:rel-column-width="48767*"/>
        </style:style>
        <style:style style:name="Tabelle2.B" style:family="table-column">
          <style:table-column-properties style:column-width="1.45cm" style:rel-column-width="5589*"/>
        </style:style>
        <style:style style:name="Tabelle2.D" style:family="table-column">
          <style:table-column-properties style:column-width="1.45cm" style:rel-column-width="5590*"/>
        </style:style>
        <style:style style:name="Tabelle2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2.D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2.A2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2.D2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2.A3" style:family="table-cell">
          <style:table-cell-properties fo:background-color="#97ffba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2.D3" style:family="table-cell">
          <style:table-cell-properties fo:background-color="#97ffba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2.A4" style:family="table-cell">
          <style:table-cell-properties fo:padding="0.097cm" fo:border-left="0.05pt solid #000000" fo:border-right="none" fo:border-top="none" fo:border-bottom="0.05pt solid #000000"/>
        </style:style>
        <style:style style:name="Tabelle2.B4" style:family="table-cell">
          <style:table-cell-properties fo:padding="0.097cm" fo:border-left="0.05pt solid #000000" fo:border-right="none" fo:border-top="none" fo:border-bottom="0.05pt solid #000000"/>
        </style:style>
        <style:style style:name="Tabelle2.C4" style:family="table-cell">
          <style:table-cell-properties fo:padding="0.097cm" fo:border-left="0.05pt solid #000000" fo:border-right="none" fo:border-top="none" fo:border-bottom="0.05pt solid #000000"/>
        </style:style>
        <style:style style:name="Tabelle2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.A6" style:family="table-cell">
          <style:table-cell-properties fo:padding="0.097cm" fo:border-left="0.05pt solid #000000" fo:border-right="none" fo:border-top="none" fo:border-bottom="0.05pt solid #000000"/>
        </style:style>
        <style:style style:name="Tabelle2.B6" style:family="table-cell">
          <style:table-cell-properties fo:padding="0.097cm" fo:border-left="0.05pt solid #000000" fo:border-right="none" fo:border-top="none" fo:border-bottom="0.05pt solid #000000"/>
        </style:style>
        <style:style style:name="Tabelle2.C6" style:family="table-cell">
          <style:table-cell-properties fo:padding="0.097cm" fo:border-left="0.05pt solid #000000" fo:border-right="none" fo:border-top="none" fo:border-bottom="0.05pt solid #000000"/>
        </style:style>
        <style:style style:name="Tabelle2.D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.A7" style:family="table-cell">
          <style:table-cell-properties fo:padding="0.097cm" fo:border-left="0.05pt solid #000000" fo:border-right="none" fo:border-top="none" fo:border-bottom="0.05pt solid #000000"/>
        </style:style>
        <style:style style:name="Tabelle2.B7" style:family="table-cell">
          <style:table-cell-properties fo:padding="0.097cm" fo:border-left="0.05pt solid #000000" fo:border-right="none" fo:border-top="none" fo:border-bottom="0.05pt solid #000000"/>
        </style:style>
        <style:style style:name="Tabelle2.C7" style:family="table-cell">
          <style:table-cell-properties fo:padding="0.097cm" fo:border-left="0.05pt solid #000000" fo:border-right="none" fo:border-top="none" fo:border-bottom="0.05pt solid #000000"/>
        </style:style>
        <style:style style:name="Tabelle2.D7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.A8" style:family="table-cell">
          <style:table-cell-properties fo:padding="0.097cm" fo:border-left="0.05pt solid #000000" fo:border-right="none" fo:border-top="none" fo:border-bottom="0.05pt solid #000000"/>
        </style:style>
        <style:style style:name="Tabelle2.B8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2.C8" style:family="table-cell">
          <style:table-cell-properties fo:padding="0.097cm" fo:border-left="0.05pt solid #000000" fo:border-right="none" fo:border-top="none" fo:border-bottom="0.05pt solid #000000"/>
        </style:style>
        <style:style style:name="Tabelle2.D8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3" style:family="table">
          <style:table-properties style:width="17cm" table:align="margins"/>
        </style:style>
        <style:style style:name="Tabelle3.A" style:family="table-column">
          <style:table-column-properties style:column-width="12.651cm" style:rel-column-width="48767*"/>
        </style:style>
        <style:style style:name="Tabelle3.B" style:family="table-column">
          <style:table-column-properties style:column-width="1.45cm" style:rel-column-width="5589*"/>
        </style:style>
        <style:style style:name="Tabelle3.D" style:family="table-column">
          <style:table-column-properties style:column-width="1.45cm" style:rel-column-width="5590*"/>
        </style:style>
        <style:style style:name="Tabelle3.A1" style:family="table-cell">
          <style:table-cell-properties fo:background-color="#ff8080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3.B1" style:family="table-cell">
          <style:table-cell-properties fo:background-color="#cccccc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3.C1" style:family="table-cell">
          <style:table-cell-properties fo:padding="0.097cm" fo:border-left="0.05pt solid #000000" fo:border-right="none" fo:border-top="0.05pt solid #000000" fo:border-bottom="0.05pt solid #000000"/>
        </style:style>
        <style:style style:name="Tabelle3.D1" style:family="table-cell">
          <style:table-cell-properties fo:padding="0.097cm" fo:border="0.05pt solid #000000"/>
        </style:style>
        <style:style style:name="Tabelle4" style:family="table">
          <style:table-properties style:width="17cm" table:align="margins"/>
        </style:style>
        <style:style style:name="Tabelle4.A" style:family="table-column">
          <style:table-column-properties style:column-width="12.651cm" style:rel-column-width="48767*"/>
        </style:style>
        <style:style style:name="Tabelle4.B" style:family="table-column">
          <style:table-column-properties style:column-width="1.45cm" style:rel-column-width="5589*"/>
        </style:style>
        <style:style style:name="Tabelle4.D" style:family="table-column">
          <style:table-column-properties style:column-width="1.45cm" style:rel-column-width="5590*"/>
        </style:style>
        <style:style style:name="Tabelle4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4.D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4.A2" style:family="table-cell">
          <style:table-cell-properties fo:background-color="#ffff99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4.D2" style:family="table-cell">
          <style:table-cell-properties fo:background-color="#ffff99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4.A3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4.D3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4.A4" style:family="table-cell">
          <style:table-cell-properties fo:padding="0.097cm" fo:border-left="0.05pt solid #000000" fo:border-right="none" fo:border-top="none" fo:border-bottom="0.05pt solid #000000"/>
        </style:style>
        <style:style style:name="Tabelle4.B4" style:family="table-cell">
          <style:table-cell-properties fo:padding="0.097cm" fo:border-left="0.05pt solid #000000" fo:border-right="none" fo:border-top="none" fo:border-bottom="0.05pt solid #000000"/>
        </style:style>
        <style:style style:name="Tabelle4.C4" style:family="table-cell">
          <style:table-cell-properties fo:padding="0.097cm" fo:border-left="0.05pt solid #000000" fo:border-right="none" fo:border-top="none" fo:border-bottom="0.05pt solid #000000"/>
        </style:style>
        <style:style style:name="Tabelle4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4.A5" style:family="table-cell">
          <style:table-cell-properties fo:padding="0.097cm" fo:border-left="0.05pt solid #000000" fo:border-right="none" fo:border-top="none" fo:border-bottom="0.05pt solid #000000"/>
        </style:style>
        <style:style style:name="Tabelle4.B5" style:family="table-cell">
          <style:table-cell-properties fo:padding="0.097cm" fo:border-left="0.05pt solid #000000" fo:border-right="none" fo:border-top="none" fo:border-bottom="0.05pt solid #000000"/>
        </style:style>
        <style:style style:name="Tabelle4.C5" style:family="table-cell">
          <style:table-cell-properties fo:padding="0.097cm" fo:border-left="0.05pt solid #000000" fo:border-right="none" fo:border-top="none" fo:border-bottom="0.05pt solid #000000"/>
        </style:style>
        <style:style style:name="Tabelle4.D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4.A6" style:family="table-cell">
          <style:table-cell-properties fo:padding="0.097cm" fo:border-left="0.05pt solid #000000" fo:border-right="none" fo:border-top="none" fo:border-bottom="0.05pt solid #000000"/>
        </style:style>
        <style:style style:name="Tabelle4.B6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4.C6" style:family="table-cell">
          <style:table-cell-properties fo:padding="0.097cm" fo:border-left="0.05pt solid #000000" fo:border-right="none" fo:border-top="none" fo:border-bottom="0.05pt solid #000000"/>
        </style:style>
        <style:style style:name="Tabelle4.D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5" style:family="table">
          <style:table-properties style:width="17cm" table:align="margins"/>
        </style:style>
        <style:style style:name="Tabelle5.A" style:family="table-column">
          <style:table-column-properties style:column-width="12.651cm" style:rel-column-width="48767*"/>
        </style:style>
        <style:style style:name="Tabelle5.B" style:family="table-column">
          <style:table-column-properties style:column-width="1.45cm" style:rel-column-width="5589*"/>
        </style:style>
        <style:style style:name="Tabelle5.D" style:family="table-column">
          <style:table-column-properties style:column-width="1.45cm" style:rel-column-width="5590*"/>
        </style:style>
        <style:style style:name="Tabelle5.A1" style:family="table-cell">
          <style:table-cell-properties fo:background-color="#ffff99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5.D1" style:family="table-cell">
          <style:table-cell-properties fo:background-color="#ffff99" fo:padding="0.097cm" fo:border="0.05pt solid #000000">
            <style:background-image/>
          </style:table-cell-properties>
        </style:style>
        <style:style style:name="Tabelle5.A2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5.D2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5.A3" style:family="table-cell">
          <style:table-cell-properties fo:padding="0.097cm" fo:border-left="0.05pt solid #000000" fo:border-right="none" fo:border-top="none" fo:border-bottom="0.05pt solid #000000"/>
        </style:style>
        <style:style style:name="Tabelle5.B3" style:family="table-cell">
          <style:table-cell-properties fo:padding="0.097cm" fo:border-left="0.05pt solid #000000" fo:border-right="none" fo:border-top="none" fo:border-bottom="0.05pt solid #000000"/>
        </style:style>
        <style:style style:name="Tabelle5.C3" style:family="table-cell">
          <style:table-cell-properties fo:padding="0.097cm" fo:border-left="0.05pt solid #000000" fo:border-right="none" fo:border-top="none" fo:border-bottom="0.05pt solid #000000"/>
        </style:style>
        <style:style style:name="Tabelle5.D3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5.A4" style:family="table-cell">
          <style:table-cell-properties fo:padding="0.097cm" fo:border-left="0.05pt solid #000000" fo:border-right="none" fo:border-top="none" fo:border-bottom="0.05pt solid #000000"/>
        </style:style>
        <style:style style:name="Tabelle5.B4" style:family="table-cell">
          <style:table-cell-properties fo:padding="0.097cm" fo:border-left="0.05pt solid #000000" fo:border-right="none" fo:border-top="none" fo:border-bottom="0.05pt solid #000000"/>
        </style:style>
        <style:style style:name="Tabelle5.C4" style:family="table-cell">
          <style:table-cell-properties fo:padding="0.097cm" fo:border-left="0.05pt solid #000000" fo:border-right="none" fo:border-top="none" fo:border-bottom="0.05pt solid #000000"/>
        </style:style>
        <style:style style:name="Tabelle5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5.A5" style:family="table-cell">
          <style:table-cell-properties fo:padding="0.097cm" fo:border-left="0.05pt solid #000000" fo:border-right="none" fo:border-top="none" fo:border-bottom="0.05pt solid #000000"/>
        </style:style>
        <style:style style:name="Tabelle5.B5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5.C5" style:family="table-cell">
          <style:table-cell-properties fo:padding="0.097cm" fo:border-left="0.05pt solid #000000" fo:border-right="none" fo:border-top="none" fo:border-bottom="0.05pt solid #000000"/>
        </style:style>
        <style:style style:name="Tabelle5.D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" style:family="table">
          <style:table-properties style:width="17cm" table:align="margins"/>
        </style:style>
        <style:style style:name="Tabelle6.A" style:family="table-column">
          <style:table-column-properties style:column-width="4.5cm" style:rel-column-width="17345*"/>
        </style:style>
        <style:style style:name="Tabelle6.B" style:family="table-column">
          <style:table-column-properties style:column-width="12.501cm" style:rel-column-width="48190*"/>
        </style:style>
        <style:style style:name="Tabelle6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6.B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6.A2" style:family="table-cell">
          <style:table-cell-properties fo:padding="0.097cm" fo:border-left="0.05pt solid #000000" fo:border-right="none" fo:border-top="none" fo:border-bottom="0.05pt solid #000000"/>
        </style:style>
        <style:style style:name="Tabelle6.B2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3" style:family="table-cell">
          <style:table-cell-properties fo:padding="0.097cm" fo:border-left="0.05pt solid #000000" fo:border-right="none" fo:border-top="none" fo:border-bottom="0.05pt solid #000000"/>
        </style:style>
        <style:style style:name="Tabelle6.B3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4" style:family="table-cell">
          <style:table-cell-properties fo:padding="0.097cm" fo:border-left="0.05pt solid #000000" fo:border-right="none" fo:border-top="none" fo:border-bottom="0.05pt solid #000000"/>
        </style:style>
        <style:style style:name="Tabelle6.B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5" style:family="table-cell">
          <style:table-cell-properties fo:padding="0.097cm" fo:border-left="0.05pt solid #000000" fo:border-right="none" fo:border-top="none" fo:border-bottom="0.05pt solid #000000"/>
        </style:style>
        <style:style style:name="Tabelle6.B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6" style:family="table-cell">
          <style:table-cell-properties fo:padding="0.097cm" fo:border-left="0.05pt solid #000000" fo:border-right="none" fo:border-top="none" fo:border-bottom="0.05pt solid #000000"/>
        </style:style>
        <style:style style:name="Tabelle6.B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7" style:family="table-cell">
          <style:table-cell-properties fo:background-color="#97ffba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6.B7" style:family="table-cell">
          <style:table-cell-properties fo:background-color="#97ffba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6.A8" style:family="table-cell">
          <style:table-cell-properties fo:padding="0.097cm" fo:border-left="0.05pt solid #000000" fo:border-right="none" fo:border-top="none" fo:border-bottom="0.05pt solid #000000"/>
        </style:style>
        <style:style style:name="Tabelle6.B8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9" style:family="table-cell">
          <style:table-cell-properties fo:padding="0.097cm" fo:border-left="0.05pt solid #000000" fo:border-right="none" fo:border-top="none" fo:border-bottom="0.05pt solid #000000"/>
        </style:style>
        <style:style style:name="Tabelle6.B9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0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0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1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1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2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2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3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3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4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5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7" style:family="table">
          <style:table-properties style:width="25.7cm" table:align="margins"/>
        </style:style>
        <style:style style:name="Tabelle7.A" style:family="table-column">
          <style:table-column-properties style:column-width="4.897cm" style:rel-column-width="12486*"/>
        </style:style>
        <style:style style:name="Tabelle7.B" style:family="table-column">
          <style:table-column-properties style:column-width="0.199cm" style:rel-column-width="508*"/>
        </style:style>
        <style:style style:name="Tabelle7.C" style:family="table-column">
          <style:table-column-properties style:column-width="0.7cm" style:rel-column-width="1785*"/>
        </style:style>
        <style:style style:name="Tabelle7.i" style:family="table-column">
          <style:table-column-properties style:column-width="0.709cm" style:rel-column-width="1806*"/>
        </style:style>
        <style:style style:name="Tabelle7.1" style:family="table-row">
          <style:table-row-properties style:min-row-height="0.561cm"/>
        </style:style>
        <style:style style:name="Tabelle7.A1" style:family="table-cell">
          <style:table-cell-properties fo:background-color="#8fd2ff" fo:padding="0.101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7.B1" style:family="table-cell">
          <style:table-cell-properties fo:background-color="transparent" fo:padding-left="0cm" fo:padding-right="0cm" fo:padding-top="0.101cm" fo:padding-bottom="0.101cm" fo:border-left="0.05pt solid #000000" fo:border-right="none" fo:border-top="none" fo:border-bottom="none">
            <style:background-image/>
          </style:table-cell-properties>
        </style:style>
        <style:style style:name="Tabelle7.C1" style:family="table-cell">
          <style:table-cell-properties fo:background-color="#8fd2ff" fo:padding-left="0cm" fo:padding-right="0cm" fo:padding-top="0.101cm" fo:padding-bottom="0.101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7.g1" style:family="table-cell">
          <style:table-cell-properties fo:background-color="#8fd2ff" fo:padding-left="0cm" fo:padding-right="0cm" fo:padding-top="0.101cm" fo:padding-bottom="0.101cm" fo:border="0.05pt solid #000000">
            <style:background-image/>
          </style:table-cell-properties>
        </style:style>
        <style:style style:name="Tabelle7.C2" style:family="table-cell">
          <style:table-cell-properties fo:background-color="#8fd2ff" fo:padding-left="0cm" fo:padding-right="0cm" fo:padding-top="0.101cm" fo:padding-bottom="0.101cm" fo:border-left="0.05pt solid #000000" fo:border-right="none" fo:border-top="none" fo:border-bottom="0.05pt solid #000000">
            <style:background-image/>
          </style:table-cell-properties>
        </style:style>
        <style:style style:name="Tabelle7.i2" style:family="table-cell">
          <style:table-cell-properties fo:background-color="#8fd2ff" fo:padding-left="0cm" fo:padding-right="0cm" fo:padding-top="0.101cm" fo:padding-bottom="0.101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7.A3" style:family="table-cell">
          <style:table-cell-properties fo:padding-left="0.101cm" fo:padding-right="0.101cm" fo:padding-top="0.049cm" fo:padding-bottom="0.049cm" fo:border="none"/>
        </style:style>
        <style:style style:name="Tabelle7.B3" style:family="table-cell">
          <style:table-cell-properties fo:padding-left="0.101cm" fo:padding-right="0.101cm" fo:padding-top="0.049cm" fo:padding-bottom="0.049cm" fo:border="none"/>
        </style:style>
        <style:style style:name="Tabelle7.C3" style:family="table-cell">
          <style:table-cell-properties fo:padding-left="0.101cm" fo:padding-right="0.101cm" fo:padding-top="0.049cm" fo:padding-bottom="0.049cm" fo:border="none"/>
        </style:style>
        <style:style style:name="Tabelle7.D3" style:family="table-cell">
          <style:table-cell-properties fo:padding-left="0.101cm" fo:padding-right="0.101cm" fo:padding-top="0.049cm" fo:padding-bottom="0.049cm" fo:border="none"/>
        </style:style>
        <style:style style:name="Tabelle7.E3" style:family="table-cell">
          <style:table-cell-properties fo:padding-left="0.101cm" fo:padding-right="0.101cm" fo:padding-top="0.049cm" fo:padding-bottom="0.049cm" fo:border="none"/>
        </style:style>
        <style:style style:name="Tabelle7.F3" style:family="table-cell">
          <style:table-cell-properties fo:padding-left="0.101cm" fo:padding-right="0.101cm" fo:padding-top="0.049cm" fo:padding-bottom="0.049cm" fo:border="none"/>
        </style:style>
        <style:style style:name="Tabelle7.G3" style:family="table-cell">
          <style:table-cell-properties fo:padding-left="0.101cm" fo:padding-right="0.101cm" fo:padding-top="0.049cm" fo:padding-bottom="0.049cm" fo:border="none"/>
        </style:style>
        <style:style style:name="Tabelle7.H3" style:family="table-cell">
          <style:table-cell-properties fo:padding-left="0.101cm" fo:padding-right="0.101cm" fo:padding-top="0.049cm" fo:padding-bottom="0.049cm" fo:border="none"/>
        </style:style>
        <style:style style:name="Tabelle7.I3" style:family="table-cell">
          <style:table-cell-properties fo:padding-left="0.101cm" fo:padding-right="0.101cm" fo:padding-top="0.049cm" fo:padding-bottom="0.049cm" fo:border="none"/>
        </style:style>
        <style:style style:name="Tabelle7.J3" style:family="table-cell">
          <style:table-cell-properties fo:padding-left="0.101cm" fo:padding-right="0.101cm" fo:padding-top="0.049cm" fo:padding-bottom="0.049cm" fo:border="none"/>
        </style:style>
        <style:style style:name="Tabelle7.K3" style:family="table-cell">
          <style:table-cell-properties fo:padding-left="0.101cm" fo:padding-right="0.101cm" fo:padding-top="0.049cm" fo:padding-bottom="0.049cm" fo:border="none"/>
        </style:style>
        <style:style style:name="Tabelle7.L3" style:family="table-cell">
          <style:table-cell-properties fo:padding-left="0.101cm" fo:padding-right="0.101cm" fo:padding-top="0.049cm" fo:padding-bottom="0.049cm" fo:border="none"/>
        </style:style>
        <style:style style:name="Tabelle7.M3" style:family="table-cell">
          <style:table-cell-properties fo:padding-left="0.101cm" fo:padding-right="0.101cm" fo:padding-top="0.049cm" fo:padding-bottom="0.049cm" fo:border="none"/>
        </style:style>
        <style:style style:name="Tabelle7.N3" style:family="table-cell">
          <style:table-cell-properties fo:padding-left="0.101cm" fo:padding-right="0.101cm" fo:padding-top="0.049cm" fo:padding-bottom="0.049cm" fo:border="none"/>
        </style:style>
        <style:style style:name="Tabelle7.O3" style:family="table-cell">
          <style:table-cell-properties fo:padding-left="0.101cm" fo:padding-right="0.101cm" fo:padding-top="0.049cm" fo:padding-bottom="0.049cm" fo:border="none"/>
        </style:style>
        <style:style style:name="Tabelle7.P3" style:family="table-cell">
          <style:table-cell-properties fo:padding-left="0.101cm" fo:padding-right="0.101cm" fo:padding-top="0.049cm" fo:padding-bottom="0.049cm" fo:border="none"/>
        </style:style>
        <style:style style:name="Tabelle7.Q3" style:family="table-cell">
          <style:table-cell-properties fo:padding-left="0.101cm" fo:padding-right="0.101cm" fo:padding-top="0.049cm" fo:padding-bottom="0.049cm" fo:border="none"/>
        </style:style>
        <style:style style:name="Tabelle7.R3" style:family="table-cell">
          <style:table-cell-properties fo:padding-left="0.101cm" fo:padding-right="0.101cm" fo:padding-top="0.049cm" fo:padding-bottom="0.049cm" fo:border="none"/>
        </style:style>
        <style:style style:name="Tabelle7.S3" style:family="table-cell">
          <style:table-cell-properties fo:padding-left="0.101cm" fo:padding-right="0.101cm" fo:padding-top="0.049cm" fo:padding-bottom="0.049cm" fo:border="none"/>
        </style:style>
        <style:style style:name="Tabelle7.T3" style:family="table-cell">
          <style:table-cell-properties fo:padding-left="0.101cm" fo:padding-right="0.101cm" fo:padding-top="0.049cm" fo:padding-bottom="0.049cm" fo:border="none"/>
        </style:style>
        <style:style style:name="Tabelle7.U3" style:family="table-cell">
          <style:table-cell-properties fo:padding-left="0.101cm" fo:padding-right="0.101cm" fo:padding-top="0.049cm" fo:padding-bottom="0.049cm" fo:border="none"/>
        </style:style>
        <style:style style:name="Tabelle7.V3" style:family="table-cell">
          <style:table-cell-properties fo:padding-left="0.101cm" fo:padding-right="0.101cm" fo:padding-top="0.049cm" fo:padding-bottom="0.049cm" fo:border="none"/>
        </style:style>
        <style:style style:name="Tabelle7.W3" style:family="table-cell">
          <style:table-cell-properties fo:padding-left="0.101cm" fo:padding-right="0.101cm" fo:padding-top="0.049cm" fo:padding-bottom="0.049cm" fo:border="none"/>
        </style:style>
        <style:style style:name="Tabelle7.X3" style:family="table-cell">
          <style:table-cell-properties fo:padding-left="0.101cm" fo:padding-right="0.101cm" fo:padding-top="0.049cm" fo:padding-bottom="0.049cm" fo:border="none"/>
        </style:style>
        <style:style style:name="Tabelle7.Y3" style:family="table-cell">
          <style:table-cell-properties fo:padding-left="0.101cm" fo:padding-right="0.101cm" fo:padding-top="0.049cm" fo:padding-bottom="0.049cm" fo:border="none"/>
        </style:style>
        <style:style style:name="Tabelle7.Z3" style:family="table-cell">
          <style:table-cell-properties fo:padding-left="0.101cm" fo:padding-right="0.101cm" fo:padding-top="0.049cm" fo:padding-bottom="0.049cm" fo:border="none"/>
        </style:style>
        <style:style style:name="Tabelle7.a3" style:family="table-cell">
          <style:table-cell-properties fo:padding-left="0.101cm" fo:padding-right="0.101cm" fo:padding-top="0.049cm" fo:padding-bottom="0.049cm" fo:border="none"/>
        </style:style>
        <style:style style:name="Tabelle7.b3" style:family="table-cell">
          <style:table-cell-properties fo:padding-left="0.101cm" fo:padding-right="0.101cm" fo:padding-top="0.049cm" fo:padding-bottom="0.049cm" fo:border="none"/>
        </style:style>
        <style:style style:name="Tabelle7.c3" style:family="table-cell">
          <style:table-cell-properties fo:padding-left="0.101cm" fo:padding-right="0.101cm" fo:padding-top="0.049cm" fo:padding-bottom="0.049cm" fo:border="none"/>
        </style:style>
        <style:style style:name="Tabelle7.d3" style:family="table-cell">
          <style:table-cell-properties fo:padding-left="0.101cm" fo:padding-right="0.101cm" fo:padding-top="0.049cm" fo:padding-bottom="0.049cm" fo:border="none"/>
        </style:style>
        <style:style style:name="Tabelle7.e3" style:family="table-cell">
          <style:table-cell-properties fo:padding-left="0.101cm" fo:padding-right="0.101cm" fo:padding-top="0.049cm" fo:padding-bottom="0.049cm" fo:border="none"/>
        </style:style>
        <style:style style:name="Tabelle7.f3" style:family="table-cell">
          <style:table-cell-properties fo:padding-left="0.101cm" fo:padding-right="0.101cm" fo:padding-top="0.049cm" fo:padding-bottom="0.049cm" fo:border="none"/>
        </style:style>
        <style:style style:name="Tabelle7.g3" style:family="table-cell">
          <style:table-cell-properties fo:padding-left="0.101cm" fo:padding-right="0.101cm" fo:padding-top="0.049cm" fo:padding-bottom="0.049cm" fo:border="none"/>
        </style:style>
        <style:style style:name="Tabelle7.h3" style:family="table-cell">
          <style:table-cell-properties fo:padding-left="0.101cm" fo:padding-right="0.101cm" fo:padding-top="0.049cm" fo:padding-bottom="0.049cm" fo:border="none"/>
        </style:style>
        <style:style style:name="Tabelle7.i3" style:family="table-cell">
          <style:table-cell-properties fo:padding-left="0.101cm" fo:padding-right="0.101cm" fo:padding-top="0.049cm" fo:padding-bottom="0.049cm" fo:border="none"/>
        </style:style>
        <style:style style:name="Tabelle7.A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G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J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K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L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M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N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P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Q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R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S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T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V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W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X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Y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Z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c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i4" style:family="table-cell">
          <style:table-cell-properties fo:padding-left="0.101cm" fo:padding-right="0.101cm" fo:padding-top="0.049cm" fo:padding-bottom="0.049cm" fo:border="0.05pt solid #000000"/>
        </style:style>
        <style:style style:name="Tabelle7.A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5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6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7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8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9" style:family="table-cell">
          <style:table-cell-properties fo:padding-left="0.101cm" fo:padding-right="0.101cm" fo:padding-top="0.049cm" fo:padding-bottom="0.049cm" fo:border="none"/>
        </style:style>
        <style:style style:name="Tabelle7.B9" style:family="table-cell">
          <style:table-cell-properties fo:padding-left="0.101cm" fo:padding-right="0.101cm" fo:padding-top="0.049cm" fo:padding-bottom="0.049cm" fo:border="none"/>
        </style:style>
        <style:style style:name="Tabelle7.C9" style:family="table-cell">
          <style:table-cell-properties fo:padding-left="0.101cm" fo:padding-right="0.101cm" fo:padding-top="0.049cm" fo:padding-bottom="0.049cm" fo:border="none"/>
        </style:style>
        <style:style style:name="Tabelle7.D9" style:family="table-cell">
          <style:table-cell-properties fo:padding-left="0.101cm" fo:padding-right="0.101cm" fo:padding-top="0.049cm" fo:padding-bottom="0.049cm" fo:border="none"/>
        </style:style>
        <style:style style:name="Tabelle7.E9" style:family="table-cell">
          <style:table-cell-properties fo:padding-left="0.101cm" fo:padding-right="0.101cm" fo:padding-top="0.049cm" fo:padding-bottom="0.049cm" fo:border="none"/>
        </style:style>
        <style:style style:name="Tabelle7.F9" style:family="table-cell">
          <style:table-cell-properties fo:padding-left="0.101cm" fo:padding-right="0.101cm" fo:padding-top="0.049cm" fo:padding-bottom="0.049cm" fo:border="none"/>
        </style:style>
        <style:style style:name="Tabelle7.G9" style:family="table-cell">
          <style:table-cell-properties fo:padding-left="0.101cm" fo:padding-right="0.101cm" fo:padding-top="0.049cm" fo:padding-bottom="0.049cm" fo:border="none"/>
        </style:style>
        <style:style style:name="Tabelle7.H9" style:family="table-cell">
          <style:table-cell-properties fo:padding-left="0.101cm" fo:padding-right="0.101cm" fo:padding-top="0.049cm" fo:padding-bottom="0.049cm" fo:border="none"/>
        </style:style>
        <style:style style:name="Tabelle7.I9" style:family="table-cell">
          <style:table-cell-properties fo:padding-left="0.101cm" fo:padding-right="0.101cm" fo:padding-top="0.049cm" fo:padding-bottom="0.049cm" fo:border="none"/>
        </style:style>
        <style:style style:name="Tabelle7.J9" style:family="table-cell">
          <style:table-cell-properties fo:padding-left="0.101cm" fo:padding-right="0.101cm" fo:padding-top="0.049cm" fo:padding-bottom="0.049cm" fo:border="none"/>
        </style:style>
        <style:style style:name="Tabelle7.K9" style:family="table-cell">
          <style:table-cell-properties fo:padding-left="0.101cm" fo:padding-right="0.101cm" fo:padding-top="0.049cm" fo:padding-bottom="0.049cm" fo:border="none"/>
        </style:style>
        <style:style style:name="Tabelle7.L9" style:family="table-cell">
          <style:table-cell-properties fo:padding-left="0.101cm" fo:padding-right="0.101cm" fo:padding-top="0.049cm" fo:padding-bottom="0.049cm" fo:border="none"/>
        </style:style>
        <style:style style:name="Tabelle7.M9" style:family="table-cell">
          <style:table-cell-properties fo:padding-left="0.101cm" fo:padding-right="0.101cm" fo:padding-top="0.049cm" fo:padding-bottom="0.049cm" fo:border="none"/>
        </style:style>
        <style:style style:name="Tabelle7.N9" style:family="table-cell">
          <style:table-cell-properties fo:padding-left="0.101cm" fo:padding-right="0.101cm" fo:padding-top="0.049cm" fo:padding-bottom="0.049cm" fo:border="none"/>
        </style:style>
        <style:style style:name="Tabelle7.O9" style:family="table-cell">
          <style:table-cell-properties fo:padding-left="0.101cm" fo:padding-right="0.101cm" fo:padding-top="0.049cm" fo:padding-bottom="0.049cm" fo:border="none"/>
        </style:style>
        <style:style style:name="Tabelle7.P9" style:family="table-cell">
          <style:table-cell-properties fo:padding-left="0.101cm" fo:padding-right="0.101cm" fo:padding-top="0.049cm" fo:padding-bottom="0.049cm" fo:border="none"/>
        </style:style>
        <style:style style:name="Tabelle7.Q9" style:family="table-cell">
          <style:table-cell-properties fo:padding-left="0.101cm" fo:padding-right="0.101cm" fo:padding-top="0.049cm" fo:padding-bottom="0.049cm" fo:border="none"/>
        </style:style>
        <style:style style:name="Tabelle7.R9" style:family="table-cell">
          <style:table-cell-properties fo:padding-left="0.101cm" fo:padding-right="0.101cm" fo:padding-top="0.049cm" fo:padding-bottom="0.049cm" fo:border="none"/>
        </style:style>
        <style:style style:name="Tabelle7.S9" style:family="table-cell">
          <style:table-cell-properties fo:padding-left="0.101cm" fo:padding-right="0.101cm" fo:padding-top="0.049cm" fo:padding-bottom="0.049cm" fo:border="none"/>
        </style:style>
        <style:style style:name="Tabelle7.T9" style:family="table-cell">
          <style:table-cell-properties fo:padding-left="0.101cm" fo:padding-right="0.101cm" fo:padding-top="0.049cm" fo:padding-bottom="0.049cm" fo:border="none"/>
        </style:style>
        <style:style style:name="Tabelle7.U9" style:family="table-cell">
          <style:table-cell-properties fo:padding-left="0.101cm" fo:padding-right="0.101cm" fo:padding-top="0.049cm" fo:padding-bottom="0.049cm" fo:border="none"/>
        </style:style>
        <style:style style:name="Tabelle7.V9" style:family="table-cell">
          <style:table-cell-properties fo:padding-left="0.101cm" fo:padding-right="0.101cm" fo:padding-top="0.049cm" fo:padding-bottom="0.049cm" fo:border="none"/>
        </style:style>
        <style:style style:name="Tabelle7.W9" style:family="table-cell">
          <style:table-cell-properties fo:padding-left="0.101cm" fo:padding-right="0.101cm" fo:padding-top="0.049cm" fo:padding-bottom="0.049cm" fo:border="none"/>
        </style:style>
        <style:style style:name="Tabelle7.X9" style:family="table-cell">
          <style:table-cell-properties fo:padding-left="0.101cm" fo:padding-right="0.101cm" fo:padding-top="0.049cm" fo:padding-bottom="0.049cm" fo:border="none"/>
        </style:style>
        <style:style style:name="Tabelle7.Y9" style:family="table-cell">
          <style:table-cell-properties fo:padding-left="0.101cm" fo:padding-right="0.101cm" fo:padding-top="0.049cm" fo:padding-bottom="0.049cm" fo:border="none"/>
        </style:style>
        <style:style style:name="Tabelle7.Z9" style:family="table-cell">
          <style:table-cell-properties fo:padding-left="0.101cm" fo:padding-right="0.101cm" fo:padding-top="0.049cm" fo:padding-bottom="0.049cm" fo:border="none"/>
        </style:style>
        <style:style style:name="Tabelle7.a9" style:family="table-cell">
          <style:table-cell-properties fo:padding-left="0.101cm" fo:padding-right="0.101cm" fo:padding-top="0.049cm" fo:padding-bottom="0.049cm" fo:border="none"/>
        </style:style>
        <style:style style:name="Tabelle7.b9" style:family="table-cell">
          <style:table-cell-properties fo:padding-left="0.101cm" fo:padding-right="0.101cm" fo:padding-top="0.049cm" fo:padding-bottom="0.049cm" fo:border="none"/>
        </style:style>
        <style:style style:name="Tabelle7.c9" style:family="table-cell">
          <style:table-cell-properties fo:padding-left="0.101cm" fo:padding-right="0.101cm" fo:padding-top="0.049cm" fo:padding-bottom="0.049cm" fo:border="none"/>
        </style:style>
        <style:style style:name="Tabelle7.d9" style:family="table-cell">
          <style:table-cell-properties fo:padding-left="0.101cm" fo:padding-right="0.101cm" fo:padding-top="0.049cm" fo:padding-bottom="0.049cm" fo:border="none"/>
        </style:style>
        <style:style style:name="Tabelle7.e9" style:family="table-cell">
          <style:table-cell-properties fo:padding-left="0.101cm" fo:padding-right="0.101cm" fo:padding-top="0.049cm" fo:padding-bottom="0.049cm" fo:border="none"/>
        </style:style>
        <style:style style:name="Tabelle7.f9" style:family="table-cell">
          <style:table-cell-properties fo:padding-left="0.101cm" fo:padding-right="0.101cm" fo:padding-top="0.049cm" fo:padding-bottom="0.049cm" fo:border="none"/>
        </style:style>
        <style:style style:name="Tabelle7.g9" style:family="table-cell">
          <style:table-cell-properties fo:padding-left="0.101cm" fo:padding-right="0.101cm" fo:padding-top="0.049cm" fo:padding-bottom="0.049cm" fo:border="none"/>
        </style:style>
        <style:style style:name="Tabelle7.h9" style:family="table-cell">
          <style:table-cell-properties fo:padding-left="0.101cm" fo:padding-right="0.101cm" fo:padding-top="0.049cm" fo:padding-bottom="0.049cm" fo:border="none"/>
        </style:style>
        <style:style style:name="Tabelle7.i9" style:family="table-cell">
          <style:table-cell-properties fo:padding-left="0.101cm" fo:padding-right="0.101cm" fo:padding-top="0.049cm" fo:padding-bottom="0.049cm" fo:border="none"/>
        </style:style>
        <style:style style:name="Tabelle7.A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G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J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K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L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M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N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P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Q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R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S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T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V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W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X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Y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Z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c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i10" style:family="table-cell">
          <style:table-cell-properties fo:padding-left="0.101cm" fo:padding-right="0.101cm" fo:padding-top="0.049cm" fo:padding-bottom="0.049cm" fo:border="0.05pt solid #000000"/>
        </style:style>
        <style:style style:name="Tabelle7.A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1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2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3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4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P1" style:family="paragraph" style:parent-style-name="Standard">
          <style:text-properties style:font-name="Arial1" fo:font-size="10pt" officeooo:rsid="000d492e" officeooo:paragraph-rsid="000d492e" style:font-size-asian="10pt" style:font-size-complex="10pt"/>
        </style:style>
        <style:style style:name="P2" style:family="paragraph" style:parent-style-name="Standard">
          <style:text-properties style:font-name="Arial1" fo:font-size="10pt" officeooo:rsid="000d492e" officeooo:paragraph-rsid="00175338" style:font-size-asian="10pt" style:font-size-complex="10pt"/>
        </style:style>
        <style:style style:name="P3" style:family="paragraph" style:parent-style-name="Standard">
          <style:text-properties style:font-name="Arial1" fo:font-size="10pt" officeooo:rsid="000d492e" officeooo:paragraph-rsid="0018e662" style:font-size-asian="10pt" style:font-size-complex="10pt"/>
        </style:style>
        <style:style style:name="P4" style:family="paragraph" style:parent-style-name="Standard">
          <style:text-properties style:font-name="Arial1" fo:font-size="10pt" officeooo:rsid="000d492e" officeooo:paragraph-rsid="001f96bb" style:font-size-asian="10pt" style:font-size-complex="10pt"/>
        </style:style>
        <style:style style:name="P5" style:family="paragraph" style:parent-style-name="Standard">
          <style:text-properties style:font-name="Arial1" fo:font-size="10pt" officeooo:rsid="000d492e" officeooo:paragraph-rsid="00212809" style:font-size-asian="10pt" style:font-size-complex="10pt"/>
        </style:style>
        <style:style style:name="P6" style:family="paragraph" style:parent-style-name="Standard">
          <style:text-properties style:font-name="Arial1" fo:font-size="10pt" officeooo:rsid="000d492e" officeooo:paragraph-rsid="00226e84" style:font-size-asian="10pt" style:font-size-complex="10pt"/>
        </style:style>
        <style:style style:name="P7" style:family="paragraph" style:parent-style-name="Standard">
          <style:text-properties style:font-name="Arial1" fo:font-size="10pt" officeooo:rsid="00226e84" officeooo:paragraph-rsid="00226e84" style:font-size-asian="10pt" style:font-size-complex="10pt"/>
        </style:style>
        <style:style style:name="P8" style:family="paragraph" style:parent-style-name="Standard"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9" style:family="paragraph" style:parent-style-name="Standard">
          <style:text-properties style:font-name="Arial1" fo:font-size="10pt" officeooo:rsid="000d492e" officeooo:paragraph-rsid="00212809" fo:background-color="#ffff00" style:font-size-asian="10pt" style:font-size-complex="10pt"/>
        </style:style>
        <style:style style:name="P10" style:family="paragraph" style:parent-style-name="Standard">
          <style:text-properties style:font-name="Arial1" fo:font-size="26pt" officeooo:rsid="000d492e" officeooo:paragraph-rsid="000d492e" style:font-size-asian="26pt" style:font-size-complex="26pt"/>
        </style:style>
        <style:style style:name="P11" style:family="paragraph" style:parent-style-name="Standard">
          <style:text-properties style:font-name="Arial1" fo:font-size="18pt" officeooo:rsid="000d492e" officeooo:paragraph-rsid="000d492e" style:font-size-asian="18pt" style:font-size-complex="18pt"/>
        </style:style>
        <style:style style:name="P12" style:family="paragraph" style:parent-style-name="Standard">
          <style:text-properties fo:color="#ffffff" style:font-name="Arial1" fo:font-size="36pt" officeooo:rsid="000d492e" officeooo:paragraph-rsid="000d492e" style:font-size-asian="36pt" style:font-size-complex="36pt"/>
        </style:style>
        <style:style style:name="P13" style:family="paragraph" style:parent-style-name="Standard">
          <style:text-properties fo:color="#0086cb" style:font-name="Arial1" fo:font-size="18pt" officeooo:rsid="000d492e" officeooo:paragraph-rsid="000d492e" style:font-size-asian="18pt" style:font-size-complex="18pt"/>
        </style:style>
        <style:style style:name="P14" style:family="paragraph" style:parent-style-name="Standard">
          <style:text-properties fo:color="#0086cb" style:font-name="Arial1" fo:font-size="10pt" fo:font-weight="bold" officeooo:rsid="000d492e" officeooo:paragraph-rsid="000d492e" fo:background-color="#ffff00" style:font-size-asian="10pt" style:font-weight-asian="bold" style:font-size-complex="10pt" style:font-weight-complex="bold"/>
        </style:style>
        <style:style style:name="P15" style:family="paragraph" style:parent-style-name="Table_20_Contents">
          <style:text-properties style:font-size-complex="10pt"/>
        </style:style>
        <style:style style:name="P16" style:family="paragraph" style:parent-style-name="Table_20_Contents">
          <style:text-properties officeooo:rsid="0014f677" officeooo:paragraph-rsid="0014f677" style:font-size-complex="10pt"/>
        </style:style>
        <style:style style:name="P17" style:family="paragraph" style:parent-style-name="Table_20_Contents">
          <style:paragraph-properties fo:text-align="center" style:justify-single-word="false"/>
          <style:text-properties officeooo:rsid="0014f677" officeooo:paragraph-rsid="0014f677" style:font-size-complex="10pt"/>
        </style:style>
        <style:style style:name="P18" style:family="paragraph" style:parent-style-name="Table_20_Contents">
          <style:paragraph-properties fo:text-align="center" style:justify-single-word="false"/>
          <style:text-properties officeooo:rsid="0014f677" officeooo:paragraph-rsid="00175338" style:font-size-complex="10pt"/>
        </style:style>
        <style:style style:name="P19" style:family="paragraph" style:parent-style-name="Table_20_Contents">
          <style:paragraph-properties fo:text-align="center" style:justify-single-word="false"/>
          <style:text-properties officeooo:rsid="0014f677" officeooo:paragraph-rsid="0018e662" style:font-size-complex="10pt"/>
        </style:style>
        <style:style style:name="P20" style:family="paragraph" style:parent-style-name="Table_20_Contents">
          <style:text-properties officeooo:rsid="0014f677" officeooo:paragraph-rsid="00175338" style:font-size-complex="10pt"/>
        </style:style>
        <style:style style:name="P21" style:family="paragraph" style:parent-style-name="Table_20_Contents">
          <style:text-properties officeooo:rsid="0014f677" officeooo:paragraph-rsid="0018e662" style:font-size-complex="10pt"/>
        </style:style>
        <style:style style:name="P22" style:family="paragraph" style:parent-style-name="Table_20_Contents">
          <style:paragraph-properties fo:text-align="center" style:justify-single-word="false"/>
          <style:text-properties style:font-size-complex="10pt"/>
        </style:style>
        <style:style style:name="P23" style:family="paragraph" style:parent-style-name="Table_20_Contents">
          <style:paragraph-properties fo:text-align="center" style:justify-single-word="false"/>
          <style:text-properties officeooo:paragraph-rsid="00175338" style:font-size-complex="10pt"/>
        </style:style>
        <style:style style:name="P24" style:family="paragraph" style:parent-style-name="Table_20_Contents">
          <style:paragraph-properties fo:text-align="center" style:justify-single-word="false"/>
          <style:text-properties officeooo:paragraph-rsid="0018e662" style:font-size-complex="10pt"/>
        </style:style>
        <style:style style:name="P25" style:family="paragraph" style:parent-style-name="Table_20_Contents">
          <style:text-properties officeooo:paragraph-rsid="00175338" style:font-size-complex="10pt"/>
        </style:style>
        <style:style style:name="P26" style:family="paragraph" style:parent-style-name="Table_20_Contents">
          <style:text-properties officeooo:paragraph-rsid="0018e662" style:font-size-complex="10pt"/>
        </style:style>
        <style:style style:name="P27" style:family="paragraph" style:parent-style-name="Table_20_Contents">
          <style:paragraph-properties fo:text-align="center" style:justify-single-word="false"/>
          <style:text-properties officeooo:rsid="0018e662" officeooo:paragraph-rsid="0018e662" style:font-size-complex="10pt"/>
        </style:style>
        <style:style style:name="P28" style:family="paragraph" style:parent-style-name="Table_20_Contents">
          <style:text-properties officeooo:rsid="001f96bb" officeooo:paragraph-rsid="001f96bb" style:font-size-complex="10pt"/>
        </style:style>
        <style:style style:name="P29" style:family="paragraph" style:parent-style-name="Table_20_Contents">
          <style:text-properties officeooo:rsid="00212809" officeooo:paragraph-rsid="00212809" style:font-size-complex="10pt"/>
        </style:style>
        <style:style style:name="P30" style:family="paragraph" style:parent-style-name="Table_20_Contents">
          <style:text-properties officeooo:rsid="00226e84" officeooo:paragraph-rsid="00226e84" style:font-size-complex="10pt"/>
        </style:style>
        <style:style style:name="P31" style:family="paragraph" style:parent-style-name="Table_20_Contents">
          <style:text-properties officeooo:rsid="00241fb6" officeooo:paragraph-rsid="00241fb6" style:font-size-complex="10pt"/>
        </style:style>
        <style:style style:name="P32" style:family="paragraph" style:parent-style-name="Table_20_Contents">
          <style:text-properties fo:font-weight="bold" officeooo:rsid="0014f677" officeooo:paragraph-rsid="0014f677" style:font-weight-asian="bold" style:font-size-complex="10pt" style:font-weight-complex="bold"/>
        </style:style>
        <style:style style:name="P33" style:family="paragraph" style:parent-style-name="Table_20_Contents">
          <style:paragraph-properties fo:text-align="center" style:justify-single-word="false"/>
          <style:text-properties fo:font-weight="bold" officeooo:rsid="0014f677" officeooo:paragraph-rsid="0014f677" style:font-weight-asian="bold" style:font-size-complex="10pt" style:font-weight-complex="bold"/>
        </style:style>
        <style:style style:name="P34" style:family="paragraph" style:parent-style-name="Table_20_Contents">
          <style:paragraph-properties fo:text-align="center" style:justify-single-word="false"/>
          <style:text-properties fo:font-weight="bold" officeooo:rsid="0014f677" officeooo:paragraph-rsid="00175338" style:font-weight-asian="bold" style:font-size-complex="10pt" style:font-weight-complex="bold"/>
        </style:style>
        <style:style style:name="P35" style:family="paragraph" style:parent-style-name="Table_20_Contents">
          <style:paragraph-properties fo:text-align="center" style:justify-single-word="false"/>
          <style:text-properties fo:font-weight="bold" officeooo:rsid="0014f677" officeooo:paragraph-rsid="0018e662" style:font-weight-asian="bold" style:font-size-complex="10pt" style:font-weight-complex="bold"/>
        </style:style>
        <style:style style:name="P36" style:family="paragraph" style:parent-style-name="Table_20_Contents">
          <style:text-properties fo:font-weight="bold" officeooo:rsid="0014f677" officeooo:paragraph-rsid="00175338" style:font-weight-asian="bold" style:font-size-complex="10pt" style:font-weight-complex="bold"/>
        </style:style>
        <style:style style:name="P37" style:family="paragraph" style:parent-style-name="Table_20_Contents">
          <style:text-properties fo:font-weight="bold" officeooo:rsid="0014f677" officeooo:paragraph-rsid="0018e662" style:font-weight-asian="bold" style:font-size-complex="10pt" style:font-weight-complex="bold"/>
        </style:style>
        <style:style style:name="P38" style:family="paragraph" style:parent-style-name="Table_20_Contents">
          <style:text-properties fo:font-weight="bold" officeooo:rsid="0018e662" officeooo:paragraph-rsid="0018e662" style:font-weight-asian="bold" style:font-size-complex="10pt" style:font-weight-complex="bold"/>
        </style:style>
        <style:style style:name="P39" style:family="paragraph" style:parent-style-name="Table_20_Contents">
          <style:paragraph-properties fo:text-align="center" style:justify-single-word="false"/>
          <style:text-properties fo:font-weight="bold" officeooo:rsid="0018e662" officeooo:paragraph-rsid="0018e662" style:font-weight-asian="bold" style:font-size-complex="10pt" style:font-weight-complex="bold"/>
        </style:style>
        <style:style style:name="P40" style:family="paragraph" style:parent-style-name="Table_20_Contents">
          <style:text-properties fo:font-weight="bold" officeooo:rsid="001f96bb" officeooo:paragraph-rsid="001f96bb" style:font-weight-asian="bold" style:font-size-complex="10pt" style:font-weight-complex="bold"/>
        </style:style>
        <style:style style:name="P41" style:family="paragraph" style:parent-style-name="Table_20_Contents">
          <style:text-properties fo:font-size="8pt" fo:font-weight="bold" style:font-size-asian="8pt" style:font-weight-asian="bold" style:font-size-complex="8pt" style:font-weight-complex="bold"/>
        </style:style>
        <style:style style:name="P42" style:family="paragraph" style:parent-style-name="Table_20_Contents">
          <style:text-properties fo:font-size="8pt" fo:font-weight="bold" officeooo:rsid="00241fb6" officeooo:paragraph-rsid="00241fb6" style:font-size-asian="8pt" style:font-weight-asian="bold" style:font-size-complex="8pt" style:font-weight-complex="bold"/>
        </style:style>
        <style:style style:name="P43" style:family="paragraph" style:parent-style-name="Table_20_Contents">
          <style:paragraph-properties fo:text-align="center" style:justify-single-word="false"/>
          <style:text-properties fo:font-size="8pt" fo:font-weight="bold" officeooo:rsid="00241fb6" officeooo:paragraph-rsid="00241fb6" style:font-size-asian="8pt" style:font-weight-asian="bold" style:font-size-complex="8pt" style:font-weight-complex="bold"/>
        </style:style>
        <style:style style:name="P44" style:family="paragraph" style:parent-style-name="Table_20_Contents">
          <style:paragraph-properties fo:text-align="center" style:justify-single-word="false"/>
          <style:text-properties fo:font-size="8pt" fo:font-weight="bold" officeooo:rsid="00261195" officeooo:paragraph-rsid="00261195" style:font-size-asian="8pt" style:font-weight-asian="bold" style:font-size-complex="8pt" style:font-weight-complex="bold"/>
        </style:style>
        <style:style style:name="P45" style:family="paragraph" style:parent-style-name="Table_20_Contents">
          <style:paragraph-properties fo:text-align="center" style:justify-single-word="false"/>
          <style:text-properties fo:font-size="8pt" fo:font-weight="bold" style:font-size-asian="8pt" style:font-weight-asian="bold" style:font-size-complex="8pt" style:font-weight-complex="bold"/>
        </style:style>
        <style:style style:name="P46" style:family="paragraph" style:parent-style-name="Table_20_Contents">
          <style:paragraph-properties fo:text-align="center" style:justify-single-word="false"/>
          <style:text-properties fo:font-size="8pt" fo:font-weight="bold" officeooo:rsid="00280f99" officeooo:paragraph-rsid="00280f99" style:font-size-asian="8pt" style:font-weight-asian="bold" style:font-size-complex="8pt" style:font-weight-complex="bold"/>
        </style:style>
        <style:style style:name="P47" style:family="paragraph" style:parent-style-name="Table_20_Contents">
          <style:text-properties fo:font-size="8pt" fo:font-weight="bold" officeooo:rsid="00280f99" officeooo:paragraph-rsid="00280f99" style:font-size-asian="8pt" style:font-weight-asian="bold" style:font-size-complex="8pt" style:font-weight-complex="bold"/>
        </style:style>
        <style:style style:name="P48" style:family="paragraph" style:parent-style-name="Table_20_Contents">
          <style:text-properties fo:font-size="8pt" style:font-size-asian="8pt" style:font-size-complex="8pt"/>
        </style:style>
        <style:style style:name="P49" style:family="paragraph" style:parent-style-name="Table_20_Contents">
          <style:text-properties fo:font-size="8pt" officeooo:rsid="00280f99" officeooo:paragraph-rsid="00280f99" style:font-size-asian="8pt" style:font-size-complex="8pt"/>
        </style:style>
        <style:style style:name="P50" style:family="paragraph" style:parent-style-name="Contents_20_2">
          <style:paragraph-properties>
            <style:tab-stops>
              <style:tab-stop style:position="1cm"/>
              <style:tab-stop style:position="17cm" style:type="right" style:leader-style="dotted" style:leader-text="."/>
            </style:tab-stops>
          </style:paragraph-properties>
        </style:style>
        <style:style style:name="P51" style:family="paragraph" style:parent-style-name="Contents_20_1">
          <style:paragraph-properties>
            <style:tab-stops>
              <style:tab-stop style:position="0.499cm"/>
              <style:tab-stop style:position="17cm" style:type="right" style:leader-style="dotted" style:leader-text="."/>
            </style:tab-stops>
          </style:paragraph-properties>
        </style:style>
        <style:style style:name="P52" style:family="paragraph" style:parent-style-name="Standard" style:list-style-name="L2"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3" style:family="paragraph" style:parent-style-name="Standard" style:list-style-name="L4"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4" style:family="paragraph" style:parent-style-name="Standard" style:list-style-name="L4">
          <style:text-properties officeooo:paragraph-rsid="000d492e" fo:background-color="#ffff00"/>
        </style:style>
        <style:style style:name="P55" style:family="paragraph" style:parent-style-name="Standard" style:list-style-name="L1" style:master-page-name="">
          <style:paragraph-properties style:page-number="auto"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6" style:family="paragraph" style:parent-style-name="Standard" style:list-style-name="L3" style:master-page-name="">
          <style:paragraph-properties style:page-number="auto"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7" style:family="paragraph" style:parent-style-name="Standard" style:list-style-name="L1">
          <style:paragraph-properties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8" style:family="paragraph" style:parent-style-name="Standard" style:list-style-name="L3">
          <style:paragraph-properties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9" style:family="paragraph" style:parent-style-name="Standard" style:master-page-name="First_20_Page">
          <style:paragraph-properties style:page-number="auto"/>
          <style:text-properties fo:color="#ffffff" style:font-name="Arial1" fo:font-size="36pt" officeooo:rsid="000d492e" officeooo:paragraph-rsid="000d492e" style:font-size-asian="36pt" style:font-size-complex="36pt"/>
        </style:style>
        <style:style style:name="P60" style:family="paragraph" style:parent-style-name="Heading_20_1">
          <style:paragraph-properties fo:break-before="page"/>
        </style:style>
        <style:style style:name="P61" style:family="paragraph" style:parent-style-name="Numbering_20_1" style:master-page-name="Standard">
          <style:paragraph-properties fo:break-before="page"/>
        </style:style>
        <style:style style:name="P62" style:family="paragraph" style:parent-style-name="Numbering_20_1" style:master-page-name="Standard">
          <style:paragraph-properties style:page-number="auto"/>
          <style:text-properties officeooo:rsid="00226e84"/>
        </style:style>
        <style:style style:name="P63" style:family="paragraph" style:parent-style-name="Numbering_20_2">
          <style:text-properties officeooo:rsid="00226e84"/>
        </style:style>
        <style:style style:name="P64" style:family="paragraph" style:parent-style-name="Numbering_20_2" style:master-page-name="Landscape">
          <style:paragraph-properties style:page-number="auto"/>
        </style:style>
        <style:style style:name="P65" style:family="paragraph" style:parent-style-name="Numbering_20_2" style:master-page-name="Standard">
          <style:paragraph-properties style:page-number="auto"/>
        </style:style>
        <style:style style:name="P66" style:family="paragraph" style:parent-style-name="Table_20_Contents">
          <style:paragraph-properties>
            <style:tab-stops>
              <style:tab-stop style:position="0.6cm"/>
              <style:tab-stop style:position="1cm"/>
            </style:tab-stops>
          </style:paragraph-properties>
        </style:style>
        <style:style style:name="P67" style:family="paragraph" style:parent-style-name="Table_20_Contents">
          <style:paragraph-properties>
            <style:tab-stops>
              <style:tab-stop style:position="0.4cm"/>
            </style:tab-stops>
          </style:paragraph-properties>
        </style:style>
        <style:style style:name="T1" style:family="text">
          <style:text-properties fo:background-color="#ffff00" loext:char-shading-value="0"/>
        </style:style>
        <style:style style:name="T2" style:family="text">
          <style:text-properties fo:font-size="26pt" style:font-size-asian="26pt" style:font-size-complex="26pt"/>
        </style:style>
        <style:style style:name="T3" style:family="text">
          <style:text-properties officeooo:rsid="00175338"/>
        </style:style>
        <style:style style:name="T4" style:family="text">
          <style:text-properties officeooo:rsid="0018e662"/>
        </style:style>
        <style:style style:name="T5" style:family="text">
          <style:text-properties style:font-name="Arial1" fo:font-size="10pt" officeooo:rsid="000d492e" fo:background-color="#ffff00" loext:char-shading-value="0" style:font-size-asian="10pt"/>
        </style:style>
        <style:style style:name="T6" style:family="text">
          <style:text-properties style:font-name="Arial1" fo:font-size="10pt" officeooo:rsid="000d492e" fo:background-color="#ffff00" loext:char-shading-value="0" style:font-size-asian="10pt" style:font-size-complex="10pt"/>
        </style:style>
        <style:style style:name="T7" style:family="text">
          <style:text-properties style:font-name="Arial1" fo:font-size="10pt" officeooo:rsid="000d492e" style:font-size-asian="10pt" style:font-size-complex="10pt"/>
        </style:style>
        <style:style style:name="T8" style:family="text">
          <style:text-properties officeooo:rsid="00280f99"/>
        </style:style>
        <style:style style:name="fr1" style:family="graphic" style:parent-style-name="Graphics">
    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2" style:family="graphic" style:parent-style-name="Graphics">
          <style:graphic-properties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3" style:family="graphic" style:parent-style-name="Graphics">
    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Sect1" style:family="section">
          <style:section-properties style:editable="false">
            <style:columns fo:column-count="1" fo:column-gap="0cm"/>
          </style:section-properties>
        </style:style>
        <text:list-style style:name="L1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atrix1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atrix2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atrix3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atrix4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atrix5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odul1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odul2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odul3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odul4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modul5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ernergebnis1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ernergebnis2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ernergebnis3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ernergebnis4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ernergebnis5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2">
          <text:list-level-style-bullet text:level="1" text:style-name="Bullet_20_Symbols" text:bullet-char="•">
            <style:list-level-properties text:list-level-position-and-space-mode="label-alignment">
              <style:list-level-label-alignment text:label-followed-by="listtab" text:list-tab-stop-position="1.27cm" fo:text-indent="-0.635cm" fo:margin-left="1.27cm"/>
            </style:list-level-properties>
          </text:list-level-style-bullet>
          <text:list-level-style-bullet text:level="2" text:style-name="Bullet_20_Symbols" text:bullet-char="◦">
            <style:list-level-properties text:list-level-position-and-space-mode="label-alignment">
              <style:list-level-label-alignment text:label-followed-by="listtab" text:list-tab-stop-position="1.905cm" fo:text-indent="-0.635cm" fo:margin-left="1.905cm"/>
            </style:list-level-properties>
          </text:list-level-style-bullet>
          <text:list-level-style-bullet text:level="3" text:style-name="Bullet_20_Symbols" text:bullet-char="▪">
            <style:list-level-properties text:list-level-position-and-space-mode="label-alignment">
              <style:list-level-label-alignment text:label-followed-by="listtab" text:list-tab-stop-position="2.54cm" fo:text-indent="-0.635cm" fo:margin-left="2.54cm"/>
            </style:list-level-properties>
          </text:list-level-style-bullet>
          <text:list-level-style-bullet text:level="4" text:style-name="Bullet_20_Symbols" text:bullet-char="•">
            <style:list-level-properties text:list-level-position-and-space-mode="label-alignment">
              <style:list-level-label-alignment text:label-followed-by="listtab" text:list-tab-stop-position="3.175cm" fo:text-indent="-0.635cm" fo:margin-left="3.175cm"/>
            </style:list-level-properties>
          </text:list-level-style-bullet>
          <text:list-level-style-bullet text:level="5" text:style-name="Bullet_20_Symbols" text:bullet-char="◦">
            <style:list-level-properties text:list-level-position-and-space-mode="label-alignment">
              <style:list-level-label-alignment text:label-followed-by="listtab" text:list-tab-stop-position="3.81cm" fo:text-indent="-0.635cm" fo:margin-left="3.81cm"/>
            </style:list-level-properties>
          </text:list-level-style-bullet>
          <text:list-level-style-bullet text:level="6" text:style-name="Bullet_20_Symbols" text:bullet-char="▪">
            <style:list-level-properties text:list-level-position-and-space-mode="label-alignment">
              <style:list-level-label-alignment text:label-followed-by="listtab" text:list-tab-stop-position="4.445cm" fo:text-indent="-0.635cm" fo:margin-left="4.445cm"/>
            </style:list-level-properties>
          </text:list-level-style-bullet>
          <text:list-level-style-bullet text:level="7" text:style-name="Bullet_20_Symbols" text:bullet-char="•">
            <style:list-level-properties text:list-level-position-and-space-mode="label-alignment">
              <style:list-level-label-alignment text:label-followed-by="listtab" text:list-tab-stop-position="5.08cm" fo:text-indent="-0.635cm" fo:margin-left="5.08cm"/>
            </style:list-level-properties>
          </text:list-level-style-bullet>
          <text:list-level-style-bullet text:level="8" text:style-name="Bullet_20_Symbols" text:bullet-char="◦">
            <style:list-level-properties text:list-level-position-and-space-mode="label-alignment">
              <style:list-level-label-alignment text:label-followed-by="listtab" text:list-tab-stop-position="5.715cm" fo:text-indent="-0.635cm" fo:margin-left="5.715cm"/>
            </style:list-level-properties>
          </text:list-level-style-bullet>
          <text:list-level-style-bullet text:level="9" text:style-name="Bullet_20_Symbols" text:bullet-char="▪">
            <style:list-level-properties text:list-level-position-and-space-mode="label-alignment">
              <style:list-level-label-alignment text:label-followed-by="listtab" text:list-tab-stop-position="6.35cm" fo:text-indent="-0.635cm" fo:margin-left="6.35cm"/>
            </style:list-level-properties>
          </text:list-level-style-bullet>
          <text:list-level-style-bullet text:level="10" text:style-name="Bullet_20_Symbols" text:bullet-char="•">
            <style:list-level-properties text:list-level-position-and-space-mode="label-alignment">
              <style:list-level-label-alignment text:label-followed-by="listtab" text:list-tab-stop-position="6.985cm" fo:text-indent="-0.635cm" fo:margin-left="6.985cm"/>
            </style:list-level-properties>
          </text:list-level-style-bullet>
        </text:list-style>
        <text:list-style style:name="L3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4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27cm" fo:text-indent="-0.635cm" fo:margin-left="1.27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1.905cm" fo:text-indent="-0.635cm" fo:margin-left="1.905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54cm" fo:text-indent="-0.635cm" fo:margin-left="2.54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175cm" fo:text-indent="-0.635cm" fo:margin-left="3.175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81cm" fo:text-indent="-0.635cm" fo:margin-left="3.8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445cm" fo:text-indent="-0.635cm" fo:margin-left="4.445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08cm" fo:text-indent="-0.635cm" fo:margin-left="5.08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715cm" fo:text-indent="-0.635cm" fo:margin-left="5.715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35cm" fo:text-indent="-0.635cm" fo:margin-left="6.35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985cm" fo:text-indent="-0.635cm" fo:margin-left="6.985cm"/>
            </style:list-level-properties>
          </text:list-level-style-number>
        </text:list-style>
      </office:automatic-styles>
      <office:body>
    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text:use-soft-page-breaks="true">
          <office:forms form:automatic-focus="false" form:apply-design-mode="false"/>
          <draw:frame xmlns:svg="urn:oasis:names:tc:opendocument:xmlns:svg-compatible:1.0" xmlns:xlink="http://www.w3.org/1999/xlink" draw:style-name="fr3" draw:name="Bild7" text:anchor-type="page" text:anchor-page-number="1" svg:x="0cm" svg:y="0cm" svg:width="21.001cm" svg:height="29.7cm" draw:z-index="28">
            <draw:image xlink:href="Pictures/100002010000031B00000463F98C50C4.png" xlink:type="simple" xlink:show="embed" xlink:actuate="onLoad"/>
          </draw:frame>
          <text:sequence-decls>
            <text:sequence-decl text:display-outline-level="0" text:name="Illustration"/>
            <text:sequence-decl text:display-outline-level="0" text:name="Table"/>
            <text:sequence-decl text:display-outline-level="0" text:name="Text"/>
            <text:sequence-decl text:display-outline-level="0" text:name="Drawing"/>
          </text:sequence-decls>
          <text:p text:style-name="P59">Studienordnung - </text:p>
          <text:p text:style-name="P12">Teile Studienplan</text:p>
          <text:p text:style-name="Standard">
			<text:span text:style-name="T2"><xsl:value-of select="studienordnung_gueltigvon"/></text:span>
			<text:span text:style-name="T1">[Die ursprünglichen Inhalte dieses Dokumentes beziehen sich auf das Studienjahr 2014/15. Bitte ersetzen Sie das Studienjahr nach Überarbeitung des Dokumentes durch jenes in welchem die Lernergebnisorientierung &amp; Modularisierung planmäßig erstmalig im produktiven Studienbetrieb umgesetzt werden soll.]</text:span>
		</text:p>
          <text:p text:style-name="P10"><xsl:value-of select="studiengang_bezeichnung"/> (<xsl:value-of select="studiengang_kz"/>)</text:p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3">FHTW - <xsl:value-of select="studiengang_kurzbzlang"/></text:p>
          <text:h text:style-name="P60" text:outline-level="1">
			<text:bookmark-start text:name="__RefHeading__3656_462112980"/>Inhaltsverzeichnis<text:bookmark-end text:name="__RefHeading__3656_462112980"/>
		</text:h>
          <text:p text:style-name="P1"/>
          <text:table-of-content text:style-name="Sect1" text:protected="false" text:name="Inhaltsverzeichnis1">
            <text:table-of-content-source text:outline-level="3">
              <text:index-title-template text:style-name="Contents_20_Heading"/>
              <text:table-of-content-entry-template text:outline-level="1" text:style-name="Contents_20_1">
                <text:index-entry-link-start text:style-name="Index_20_Link"/>
                <text:index-entry-chapter/>
                <text:index-entry-tab-stop style:type="left" style:position="0.499cm" style:leader-char=" "/>
                <text:index-entry-text/>
                <text:index-entry-tab-stop style:type="right" style:position="17cm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ab-stop style:type="left" style:position="1cm" style:leader-char=" "/>
                <text:index-entry-text/>
                <text:index-entry-tab-stop style:type="right" style:position="17cm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p text:style-name="P51">
					<text:a xlink:type="simple" xlink:href="#__RefHeading__3656_462112980" text:style-name="Index_20_Link" text:visited-style-name="Index_20_Link">
						<text:tab/>Inhaltsverzeichnis<text:tab/>2</text:a>
				</text:p>
              <text:p text:style-name="P51">
					<text:a xlink:type="simple" xlink:href="#__RefHeading__3658_462112980" text:style-name="Index_20_Link" text:visited-style-name="Index_20_Link">1.<text:tab/>Studienplan Organisationsform Berufsbegleitend<text:tab/>3</text:a>
				</text:p>
              <text:p text:style-name="P50">
					<text:a xlink:type="simple" xlink:href="#__RefHeading__3660_462112980" text:style-name="Index_20_Link" text:visited-style-name="Index_20_Link">1.1.<text:tab/>Studienplanmatrix<text:tab/>3</text:a>
				</text:p>
              <text:p text:style-name="P50">
					<text:a xlink:type="simple" xlink:href="#__RefHeading__3662_462112980" text:style-name="Index_20_Link" text:visited-style-name="Index_20_Link">1.2.<text:tab/>Modulgrafik<text:tab/>5</text:a>
				</text:p>
              <text:p text:style-name="P50">
					<text:a xlink:type="simple" xlink:href="#__RefHeading__3664_462112980" text:style-name="Index_20_Link" text:visited-style-name="Index_20_Link">1.3.<text:tab/>Modulbeschreibungen<text:tab/>6</text:a>
				</text:p>
              <text:p text:style-name="P50">
					<text:a xlink:type="simple" xlink:href="#__RefHeading__3666_462112980" text:style-name="Index_20_Link" text:visited-style-name="Index_20_Link">1.4.<text:tab/>Lernergebnisabgleich<text:tab/>7</text:a>
				</text:p>
              <text:p text:style-name="P51">
					<text:a xlink:type="simple" xlink:href="#__RefHeading__3668_462112980" text:style-name="Index_20_Link" text:visited-style-name="Index_20_Link">2.<text:tab/>Studienplan Organisationsform Vollzeit<text:tab/>8</text:a>
				</text:p>
              <text:p text:style-name="P50">
					<text:a xlink:type="simple" xlink:href="#__RefHeading__3670_462112980" text:style-name="Index_20_Link" text:visited-style-name="Index_20_Link">2.1.<text:tab/>Studienplanmatrix<text:tab/>8</text:a>
				</text:p>
            </text:index-body>
          </text:table-of-content>
          <xsl:apply-templates select="studienplan"/>
        </office:text>
      </office:body>
    </office:document-content>
  </xsl:template>
  <xsl:template match="studienplan">
    <text:p text:style-name="P1"/>
    <text:list xml:id="list6602357775918451119" text:style-name="Numbering_20_1">
      <text:list-item>
        <text:h text:style-name="P61" text:outline-level="1">
						<text:bookmark-start text:name="__RefHeading__3658_462112980"/>Studienplan Organisationsform <xsl:value-of select="orgform_kurzbz_lang"/><text:bookmark-end text:name="__RefHeading__3658_462112980"/>
					</text:h>
        <text:list>
          <text:list-item>
            <text:h text:style-name="Numbering_20_2" text:outline-level="2">
								<text:bookmark-start text:name="__RefHeading__3660_462112980"/>Studienplanmatrix<text:bookmark-end text:name="__RefHeading__3660_462112980"/>
							</text:h>
          </text:list-item>
        </text:list>
      </text:list-item>
    </text:list>
    <text:p text:style-name="P8">[Die Studienplanmatrix ist eine Liste der Pflicht-Lehrveranstaltungen eines Studiengangs gruppiert nach Semestern und nach Modulen. Pro aktuell erfasster Lehrveranstaltung und aktuell erfasstem Modul wurden die Bezeichnung, die SWS und die ECTS (sowie der LV-Typ) aus dem FAS exportiert. Die Summenbildung erfolgt je Modul, je Semester und über alle Semester.</text:p>
    <text:p text:style-name="P8"/>
    <text:p text:style-name="P8">Todo’s:</text:p>
    <text:list id="{concat('matrix',position())}" text:style-name="{concat('matrix',position())}">
      <text:list-item>
        <text:p text:style-name="P55">Bitte überprüfen Sie alle Einträge auf Korrektheit und überarbeiten Sie diese wenn notwendig auf Basis des IST-Curricula.</text:p>
      </text:list-item>
      <text:list-item>
        <text:p text:style-name="P57">Bitte listen Sie die Wahlpflichtmodule/ -lehrveranstaltungen, Vertiefungen, Spezialisierungen etc. für die jeweiligen Semester in welchen sich diese befinden, separat unterhalb des entsprechenden Semesters, wie am Beispiel des 6. Semesters ersichtlich.</text:p>
      </text:list-item>
    </text:list>
    <text:p text:style-name="P8"/>
    <text:p text:style-name="P8">Definitionen:</text:p>
    <text:list xml:id="list5002296067645293145" text:style-name="L2">
      <text:list-item>
        <text:p text:style-name="P52">SWS: Von den Studierenden zu absolvierende Semesterwochenstunden.</text:p>
      </text:list-item>
      <text:list-item>
        <text:p text:style-name="P52">ECTS: Von den Studierenden zu erbringender Aufwand an ECTS credits.]</text:p>
      </text:list-item>
    </text:list>
    <text:p text:style-name="P1"/>
    <xsl:apply-templates select="semester" mode="matrix"/>
    <text:p text:style-name="P2"/>
    <text:p text:style-name="P3"/>
    <table:table table:name="Tabelle3" table:style-name="Tabelle3">
      <table:table-column table:style-name="Tabelle3.A"/>
      <table:table-column table:style-name="Tabelle3.B" table:number-columns-repeated="2"/>
      <table:table-column table:style-name="Tabelle3.D"/>
      <table:table-row>
        <table:table-cell table:style-name="Tabelle3.A1" office:value-type="string">
          <text:p text:style-name="P37">Summe über alle Semester:</text:p>
        </table:table-cell>
        <table:table-cell table:style-name="Tabelle3.B1" office:value-type="string">
          <text:p text:style-name="P24"/>
        </table:table-cell>
        <table:table-cell table:style-name="Tabelle3.C1" office:value-type="string">
          <text:p text:style-name="P35"><xsl:value-of select="lv_summe_sws_orgform"/></text:p>
        </table:table-cell>
        <table:table-cell table:style-name="Tabelle3.D1" office:value-type="string">
          <text:p text:style-name="P35"><xsl:value-of select="lv_summe_ects_orgform"/></text:p>
        </table:table-cell>
      </table:table-row>
    </table:table>
    <text:p text:style-name="P3"/>
    <text:p text:style-name="P3"/>
    <table:table table:name="Tabelle4" table:style-name="Tabelle4">
      <table:table-column table:style-name="Tabelle4.A"/>
      <table:table-column table:style-name="Tabelle4.B" table:number-columns-repeated="2"/>
      <table:table-column table:style-name="Tabelle4.D"/>
      <text:soft-page-break/>
      <table:table-row>
        <table:table-cell table:style-name="Tabelle4.A1" office:value-type="string">
          <text:p text:style-name="P37">
							<text:span text:style-name="T4">6</text:span>. <text:span text:style-name="T4">Semester - Wahlpflichtmodule</text:span>
						</text:p>
        </table:table-cell>
        <table:table-cell table:style-name="Tabelle4.A1" office:value-type="string">
          <text:p text:style-name="P26"/>
        </table:table-cell>
        <table:table-cell table:style-name="Tabelle4.A1" office:value-type="string">
          <text:p text:style-name="P26"/>
        </table:table-cell>
        <table:table-cell table:style-name="Tabelle4.D1" office:value-type="string">
          <text:p text:style-name="P26"/>
        </table:table-cell>
      </table:table-row>
      <table:table-row>
        <table:table-cell table:style-name="Tabelle4.A2" office:value-type="string">
          <text:p text:style-name="P38">Wahlpflichtmodul I</text:p>
        </table:table-cell>
        <table:table-cell table:style-name="Tabelle4.A2" office:value-type="string">
          <text:p text:style-name="P26"/>
        </table:table-cell>
        <table:table-cell table:style-name="Tabelle4.A2" office:value-type="string">
          <text:p text:style-name="P26"/>
        </table:table-cell>
        <table:table-cell table:style-name="Tabelle4.D2" office:value-type="string">
          <text:p text:style-name="P26"/>
        </table:table-cell>
      </table:table-row>
      <table:table-row>
        <table:table-cell table:style-name="Tabelle4.A3" office:value-type="string">
          <text:p text:style-name="P37">
							<text:span text:style-name="T4">LV-</text:span>Bezeichnung</text:p>
        </table:table-cell>
        <table:table-cell table:style-name="Tabelle4.A3" office:value-type="string">
          <text:p text:style-name="P35">LV-Typ</text:p>
        </table:table-cell>
        <table:table-cell table:style-name="Tabelle4.A3" office:value-type="string">
          <text:p text:style-name="P35">SWS</text:p>
        </table:table-cell>
        <table:table-cell table:style-name="Tabelle4.D3" office:value-type="string">
          <text:p text:style-name="P35">ECTS</text:p>
        </table:table-cell>
      </table:table-row>
      <table:table-row>
        <table:table-cell table:style-name="Tabelle4.A4" office:value-type="string">
          <text:p text:style-name="P21">Bezeichnung</text:p>
        </table:table-cell>
        <table:table-cell table:style-name="Tabelle4.B4" office:value-type="string">
          <text:p text:style-name="P19">Typ</text:p>
        </table:table-cell>
        <table:table-cell table:style-name="Tabelle4.C4" office:value-type="string">
          <text:p text:style-name="P19"/>
        </table:table-cell>
        <table:table-cell table:style-name="Tabelle4.D4" office:value-type="string">
          <text:p text:style-name="P19"/>
        </table:table-cell>
      </table:table-row>
      <table:table-row>
        <table:table-cell table:style-name="Tabelle4.A5" office:value-type="string">
          <text:p text:style-name="P21">Bezeichnung</text:p>
        </table:table-cell>
        <table:table-cell table:style-name="Tabelle4.B5" office:value-type="string">
          <text:p text:style-name="P27">Typ</text:p>
        </table:table-cell>
        <table:table-cell table:style-name="Tabelle4.C5" office:value-type="string">
          <text:p text:style-name="P19"/>
        </table:table-cell>
        <table:table-cell table:style-name="Tabelle4.D5" office:value-type="string">
          <text:p text:style-name="P19"/>
        </table:table-cell>
      </table:table-row>
      <table:table-row>
        <table:table-cell table:style-name="Tabelle4.A6" office:value-type="string">
          <text:p text:style-name="P37">Summenzeile:</text:p>
        </table:table-cell>
        <table:table-cell table:style-name="Tabelle4.B6" office:value-type="string">
          <text:p text:style-name="P24"/>
        </table:table-cell>
        <table:table-cell table:style-name="Tabelle4.C6" office:value-type="string">
          <text:p text:style-name="P39"/>
        </table:table-cell>
        <table:table-cell table:style-name="Tabelle4.D6" office:value-type="string">
          <text:p text:style-name="P39"/>
        </table:table-cell>
      </table:table-row>
    </table:table>
    <text:p text:style-name="P3"/>
    <text:p text:style-name="P3"/>
    <table:table table:name="Tabelle5" table:style-name="Tabelle5">
      <table:table-column table:style-name="Tabelle5.A"/>
      <table:table-column table:style-name="Tabelle5.B" table:number-columns-repeated="2"/>
      <table:table-column table:style-name="Tabelle5.D"/>
      <table:table-row>
        <table:table-cell table:style-name="Tabelle5.A1" office:value-type="string">
          <text:p text:style-name="P38">Wahlpflichtmodul II</text:p>
        </table:table-cell>
        <table:table-cell table:style-name="Tabelle5.A1" office:value-type="string">
          <text:p text:style-name="P26"/>
        </table:table-cell>
        <table:table-cell table:style-name="Tabelle5.A1" office:value-type="string">
          <text:p text:style-name="P26"/>
        </table:table-cell>
        <table:table-cell table:style-name="Tabelle5.D1" office:value-type="string">
          <text:p text:style-name="P26"/>
        </table:table-cell>
      </table:table-row>
      <table:table-row>
        <table:table-cell table:style-name="Tabelle5.A2" office:value-type="string">
          <text:p text:style-name="P37">
							<text:span text:style-name="T4">LV-</text:span>Bezeichnung</text:p>
        </table:table-cell>
        <table:table-cell table:style-name="Tabelle5.A2" office:value-type="string">
          <text:p text:style-name="P35">LV-Typ</text:p>
        </table:table-cell>
        <table:table-cell table:style-name="Tabelle5.A2" office:value-type="string">
          <text:p text:style-name="P35">SWS</text:p>
        </table:table-cell>
        <table:table-cell table:style-name="Tabelle5.D2" office:value-type="string">
          <text:p text:style-name="P35">ECTS</text:p>
        </table:table-cell>
      </table:table-row>
      <table:table-row>
        <table:table-cell table:style-name="Tabelle5.A3" office:value-type="string">
          <text:p text:style-name="P21">Bezeichnung</text:p>
        </table:table-cell>
        <table:table-cell table:style-name="Tabelle5.B3" office:value-type="string">
          <text:p text:style-name="P19">Typ</text:p>
        </table:table-cell>
        <table:table-cell table:style-name="Tabelle5.C3" office:value-type="string">
          <text:p text:style-name="P19"/>
        </table:table-cell>
        <table:table-cell table:style-name="Tabelle5.D3" office:value-type="string">
          <text:p text:style-name="P19"/>
        </table:table-cell>
      </table:table-row>
      <table:table-row>
        <table:table-cell table:style-name="Tabelle5.A4" office:value-type="string">
          <text:p text:style-name="P21">Bezeichnung</text:p>
        </table:table-cell>
        <table:table-cell table:style-name="Tabelle5.B4" office:value-type="string">
          <text:p text:style-name="P27">Typ</text:p>
        </table:table-cell>
        <table:table-cell table:style-name="Tabelle5.C4" office:value-type="string">
          <text:p text:style-name="P19"/>
        </table:table-cell>
        <table:table-cell table:style-name="Tabelle5.D4" office:value-type="string">
          <text:p text:style-name="P19"/>
        </table:table-cell>
      </table:table-row>
      <table:table-row>
        <table:table-cell table:style-name="Tabelle5.A5" office:value-type="string">
          <text:p text:style-name="P37">Summenzeile:</text:p>
        </table:table-cell>
        <table:table-cell table:style-name="Tabelle5.B5" office:value-type="string">
          <text:p text:style-name="P24"/>
        </table:table-cell>
        <table:table-cell table:style-name="Tabelle5.C5" office:value-type="string">
          <text:p text:style-name="P39"/>
        </table:table-cell>
        <table:table-cell table:style-name="Tabelle5.D5" office:value-type="string">
          <text:p text:style-name="P39"/>
        </table:table-cell>
      </table:table-row>
    </table:table>
    <text:p text:style-name="P3"/>
    <text:p text:style-name="P1"/>
    <text:list xml:id="list134241179162787" text:continue-list="list6602357775918451119" text:style-name="Numbering_20_1">
      <text:list-item>
        <text:list>
          <text:list-item>
            <text:h text:style-name="P64" text:outline-level="2">
								<text:bookmark-start text:name="__RefHeading__3662_462112980"/>Modulgrafik<text:bookmark-end text:name="__RefHeading__3662_462112980"/>
							</text:h>
          </text:list-item>
        </text:list>
      </text:list-item>
    </text:list>
    <text:p text:style-name="P8">[Bitte fügen Sie die endgültige Modulgrafik Ihres lernergebnisorientierten und modularisierten Curricula zu Ende aller Überarbeitungen an dieser Stelle ein. Erforderlichenfalls zwischenzeitliche Aktualisierungen integrieren.]</text:p>
    <text:p text:style-name="P1"/>
    <text:p text:style-name="P1"/>
    <text:p text:style-name="P1">
				<draw:frame xmlns:svg="urn:oasis:names:tc:opendocument:xmlns:svg-compatible:1.0" xmlns:xlink="http://www.w3.org/1999/xlink" draw:style-name="fr2" draw:name="Bild1" text:anchor-type="paragraph" svg:width="25.7cm" svg:height="5.196cm" draw:z-index="0">
					<draw:image xlink:href="Pictures/1000020100000D27000002A962041C99.png" xlink:type="simple" xlink:show="embed" xlink:actuate="onLoad"/>
				</draw:frame>
			</text:p>
    <text:p text:style-name="P1"/>
    <!-- <text:list xml:id="list134241269166448" text:continue-numbering="true" text:style-name="Numbering_20_1">-->
    <text:list xml:id="list134241269166448" text:continue-list="list134241179162787" text:style-name="Numbering_20_1">
      <text:list-item>
        <text:list>
          <text:list-item>
            <text:h text:style-name="P65" text:outline-level="2">
								<text:bookmark-start text:name="__RefHeading__3664_462112980"/>Modulbeschreibungen<text:bookmark-end text:name="__RefHeading__3664_462112980"/>
							</text:h>
          </text:list-item>
        </text:list>
      </text:list-item>
    </text:list>
    <text:p text:style-name="P8">[Bitte beschreiben bzw. aktualisieren Sie jeweils die Beschreibung des Modul und der dem Modul zugeordneten Lehrveranstaltungen. Die folgenden Modul- und LV-Beschreibungen entsprechen Ihrem Curricula aus dem Studienjahr 2014/15 und wurden aus dem FAS exportiert.</text:p>
    <text:p text:style-name="P14">Dieses Kapitel entspricht Schritt 1b des Prozesses „LE und Modularisierung“.</text:p>
    <text:p text:style-name="P8"/>
    <text:p text:style-name="P8">Todo’s:</text:p>
    <text:list id="{concat('modul',position())}" text:style-name="{concat('modul',position())}">
      <text:list-item>
        <text:p text:style-name="P54">
						<text:span text:style-name="T7">Bitte überprüfen Sie alle Einträge auf Korrektheit und überarbeiten Sie diese wenn notwendig auf Basis des IST-Curricula.</text:span>
					</text:p>
      </text:list-item>
      <text:list-item>
        <text:p text:style-name="P53">Bitte überprüfen und überarbeiten Sie die Lernergebnisse auf LV-Ebene und Modul-Ebene.<text:line-break/>• bei Modulprüfung: Lernergebnisse nur auf Modul-Ebene definieren<text:line-break/>• bei LV-Prüfungen: Lernergebnisse nur auf LV-Ebene definieren</text:p>
      </text:list-item>
      <text:list-item>
        <text:p text:style-name="P53">Bitte beachten Sie, dass eventuelle Änderungen in den definierten Lernergebnissen auf LV- bzw. Modul-Ebene notwendige Änderungen in den Lernergebnissen auf Studiengangsebene = Qualifikationsziele erfordern können. Falls dies der Fall ist, überarbeiten Sie bitte auch die Qualifikationsziele im Dokument „Studienordnung“ (welches je Studiengang im Auftrag der QSE bis 02/2015 erarbeitet wurde).]</text:p>
      </text:list-item>
    </text:list>
    <text:p text:style-name="P1"/>
    <text:p text:style-name="P1"/>
    <xsl:apply-templates select="semester" mode="modulbeschreibung"/>
    <text:p text:style-name="P1"/>
    <text:p text:style-name="P1"/>
    <text:p text:style-name="P1"/>
    <text:list xml:id="list134241279167599" text:continue-list="list134241269166448" text:style-name="Numbering_20_1">
      <text:list-item>
        <text:list>
          <text:list-item>
            <text:h text:style-name="P64" text:outline-level="2">
								<text:bookmark-start text:name="__RefHeading__3666_462112980"/>Lernergebnisabgleich<text:bookmark-end text:name="__RefHeading__3666_462112980"/>
							</text:h>
          </text:list-item>
        </text:list>
      </text:list-item>
    </text:list>
    <text:p text:style-name="P8">[In diesem Kapitel soll der Abgleich der Lernergebnisse auf Modul-Ebene (Lernergebnisse) mit den Lernergebnissen auf Studiengangsebene (Qualifikationsziele) stattfinden.</text:p>
    <text:p text:style-name="P14">Dieses Kapitel entspricht Schritt 2 des Prozesses „LE und Modularisierung“.</text:p>
    <text:p text:style-name="P8"/>
    <text:p text:style-name="P8">Todo’s:</text:p>
    <text:list id="{concat('lernergebnis',position())}" text:style-name="{concat('lernergebnis',position())}">
      <text:list-item>
        <text:p text:style-name="P56">Bitte fügen Sie die Qualifikationsziele (Kurzbeschreibung) und Module (Modul#) Ihres Studienganges, nach Semestern, in folgender Tabelle ein und machen jeweils ein „x“ in den Zellen der Schnittstellen.</text:p>
      </text:list-item>
      <text:list-item>
        <text:p text:style-name="P58">Bitte beachten Sie, dass dieser Abgleich Sie darauf aufmerksam machen könnte, dass Lernergebnisse auf LV- bzw. Modul-Ebene keinem Lernergebnis auf Studiengangsebene zugeordnet werden kann bzw. umgekehrt. In diesem Fall ist entweder eine Überarbeitung der Lernergebnisse auf LV- bzw. Modul-Ebene notwendig – diese bitte im vorherigen Kapitel durchführen – oder eine Überarbeitung der Lernergebnisse auf Studiengangsebene (Qualifikationsziele) erforderlich – dann bitte die Qualifikationsziele im Dokument „Studienordnung“ (welches je Studiengang im Auftrag der QSE bis 02/2015 erarbeitet wurde) überarbeiten.]</text:p>
      </text:list-item>
    </text:list>
    <text:p text:style-name="P1"/>
    <table:table table:name="Tabelle7" table:style-name="Tabelle7">
      <table:table-column table:style-name="Tabelle7.A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2"/>
      <table:table-column table:style-name="Tabelle7.i"/>
      <table:table-row table:style-name="Tabelle7.1">
        <table:table-cell table:style-name="Tabelle7.A1" table:number-rows-spanned="2" office:value-type="string">
          <text:p text:style-name="P42">Qualifikationsziele</text:p>
        </table:table-cell>
        <table:table-cell table:style-name="Tabelle7.B1" office:value-type="string">
          <text:p text:style-name="P41"/>
        </table:table-cell>
        <table:table-cell table:style-name="Tabelle7.C1" table:number-columns-spanned="5" office:value-type="string">
          <text:p text:style-name="P43">Semester 1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2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3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4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5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g1" table:number-columns-spanned="3" office:value-type="string">
          <text:p text:style-name="P43">Semester 6</text:p>
        </table:table-cell>
        <table:covered-table-cell/>
        <table:covered-table-cell/>
      </table:table-row>
      <table:table-row>
        <table:covered-table-cell/>
        <table:table-cell table:style-name="Tabelle7.B1" office:value-type="string">
          <text:p text:style-name="P41"/>
        </table:table-cell>
        <table:table-cell table:style-name="Tabelle7.C2" office:value-type="string">
          <text:p text:style-name="P44">M11</text:p>
        </table:table-cell>
        <table:table-cell table:style-name="Tabelle7.C2" office:value-type="string">
          <text:p text:style-name="P44">M12</text:p>
        </table:table-cell>
        <table:table-cell table:style-name="Tabelle7.C2" office:value-type="string">
          <text:p text:style-name="P44">M13</text:p>
        </table:table-cell>
        <table:table-cell table:style-name="Tabelle7.C2" office:value-type="string">
          <text:p text:style-name="P44">M14</text:p>
        </table:table-cell>
        <table:table-cell table:style-name="Tabelle7.C2" office:value-type="string">
          <text:p text:style-name="P44">M1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21</text:p>
        </table:table-cell>
        <table:table-cell table:style-name="Tabelle7.C2" office:value-type="string">
          <text:p text:style-name="P44">M22</text:p>
        </table:table-cell>
        <table:table-cell table:style-name="Tabelle7.C2" office:value-type="string">
          <text:p text:style-name="P44">M23</text:p>
        </table:table-cell>
        <table:table-cell table:style-name="Tabelle7.C2" office:value-type="string">
          <text:p text:style-name="P44">M24</text:p>
        </table:table-cell>
        <table:table-cell table:style-name="Tabelle7.C2" office:value-type="string">
          <text:p text:style-name="P44">M2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31</text:p>
        </table:table-cell>
        <table:table-cell table:style-name="Tabelle7.C2" office:value-type="string">
          <text:p text:style-name="P44">M32</text:p>
        </table:table-cell>
        <table:table-cell table:style-name="Tabelle7.C2" office:value-type="string">
          <text:p text:style-name="P44">M33</text:p>
        </table:table-cell>
        <table:table-cell table:style-name="Tabelle7.C2" office:value-type="string">
          <text:p text:style-name="P44">M34</text:p>
        </table:table-cell>
        <table:table-cell table:style-name="Tabelle7.C2" office:value-type="string">
          <text:p text:style-name="P44">M3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41</text:p>
        </table:table-cell>
        <table:table-cell table:style-name="Tabelle7.C2" office:value-type="string">
          <text:p text:style-name="P44">M42</text:p>
        </table:table-cell>
        <table:table-cell table:style-name="Tabelle7.C2" office:value-type="string">
          <text:p text:style-name="P44">M43</text:p>
        </table:table-cell>
        <table:table-cell table:style-name="Tabelle7.C2" office:value-type="string">
          <text:p text:style-name="P44">M44</text:p>
        </table:table-cell>
        <table:table-cell table:style-name="Tabelle7.C2" office:value-type="string">
          <text:p text:style-name="P44">M4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51</text:p>
        </table:table-cell>
        <table:table-cell table:style-name="Tabelle7.C2" office:value-type="string">
          <text:p text:style-name="P44">M52</text:p>
        </table:table-cell>
        <table:table-cell table:style-name="Tabelle7.C2" office:value-type="string">
          <text:p text:style-name="P44">M53</text:p>
        </table:table-cell>
        <table:table-cell table:style-name="Tabelle7.C2" office:value-type="string">
          <text:p text:style-name="P44">M54</text:p>
        </table:table-cell>
        <table:table-cell table:style-name="Tabelle7.C2" office:value-type="string">
          <text:p text:style-name="P44">M5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61</text:p>
        </table:table-cell>
        <table:table-cell table:style-name="Tabelle7.C2" office:value-type="string">
          <text:p text:style-name="P44">M62</text:p>
        </table:table-cell>
        <table:table-cell table:style-name="Tabelle7.i2" office:value-type="string">
          <text:p text:style-name="P44">M63</text:p>
        </table:table-cell>
      </table:table-row>
      <table:table-row>
        <table:table-cell table:style-name="Tabelle7.A3" office:value-type="string">
          <text:p text:style-name="P48"/>
        </table:table-cell>
        <table:table-cell table:style-name="Tabelle7.B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D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G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K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N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R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T3" office:value-type="string">
          <text:p text:style-name="P48"/>
        </table:table-cell>
        <table:table-cell table:style-name="Tabelle7.U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Y3" office:value-type="string">
          <text:p text:style-name="P48"/>
        </table:table-cell>
        <table:table-cell table:style-name="Tabelle7.Z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b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f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i3" office:value-type="string">
          <text:p text:style-name="P48"/>
        </table:table-cell>
      </table:table-row>
      <table:table-row>
        <table:table-cell table:style-name="Tabelle7.A4" office:value-type="string">
          <text:p text:style-name="P47">Fachliche Kompetenzen</text:p>
        </table:table-cell>
        <table:table-cell table:style-name="Tabelle7.B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D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G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K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N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R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T4" office:value-type="string">
          <text:p text:style-name="P48"/>
        </table:table-cell>
        <table:table-cell table:style-name="Tabelle7.U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Y4" office:value-type="string">
          <text:p text:style-name="P48"/>
        </table:table-cell>
        <table:table-cell table:style-name="Tabelle7.Z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b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f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i4" office:value-type="string">
          <text:p text:style-name="P48"/>
        </table:table-cell>
      </table:table-row>
      <table:table-row>
        <table:table-cell table:style-name="Tabelle7.A13" office:value-type="string">
          <text:p text:style-name="P49">QZ1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5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5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5" office:value-type="string">
          <text:p text:style-name="P48"/>
        </table:table-cell>
      </table:table-row>
      <table:table-row>
        <table:table-cell table:style-name="Tabelle7.A13" office:value-type="string">
          <text:p text:style-name="P49">QZ2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6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6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6" office:value-type="string">
          <text:p text:style-name="P48"/>
        </table:table-cell>
      </table:table-row>
      <table:table-row>
        <table:table-cell table:style-name="Tabelle7.A13" office:value-type="string">
          <text:p text:style-name="P49">QZ3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7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7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7" office:value-type="string">
          <text:p text:style-name="P48"/>
        </table:table-cell>
      </table:table-row>
      <table:table-row>
        <table:table-cell table:style-name="Tabelle7.A13" office:value-type="string">
          <text:p text:style-name="P48">...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8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8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8" office:value-type="string">
          <text:p text:style-name="P48"/>
        </table:table-cell>
      </table:table-row>
      <table:table-row>
        <table:table-cell table:style-name="Tabelle7.A9" office:value-type="string">
          <text:p text:style-name="P48"/>
        </table:table-cell>
        <table:table-cell table:style-name="Tabelle7.B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D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G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K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N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R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T9" office:value-type="string">
          <text:p text:style-name="P48"/>
        </table:table-cell>
        <table:table-cell table:style-name="Tabelle7.U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Y9" office:value-type="string">
          <text:p text:style-name="P48"/>
        </table:table-cell>
        <table:table-cell table:style-name="Tabelle7.Z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b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f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i9" office:value-type="string">
          <text:p text:style-name="P48"/>
        </table:table-cell>
      </table:table-row>
      <table:table-row>
        <table:table-cell table:style-name="Tabelle7.A10" office:value-type="string">
          <text:p text:style-name="P47">Sozial-personale Kompetenzen</text:p>
        </table:table-cell>
        <table:table-cell table:style-name="Tabelle7.B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D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G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K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N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R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T10" office:value-type="string">
          <text:p text:style-name="P48"/>
        </table:table-cell>
        <table:table-cell table:style-name="Tabelle7.U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Y10" office:value-type="string">
          <text:p text:style-name="P48"/>
        </table:table-cell>
        <table:table-cell table:style-name="Tabelle7.Z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b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f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i10" office:value-type="string">
          <text:p text:style-name="P48"/>
        </table:table-cell>
      </table:table-row>
      <table:table-row>
        <table:table-cell table:style-name="Tabelle7.A13" office:value-type="string">
          <text:p text:style-name="P49">QZ1</text:p>
        </table:table-cell>
        <table:table-cell table:style-name="Tabelle7.B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11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11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11" office:value-type="string">
          <text:p text:style-name="P48"/>
        </table:table-cell>
      </table:table-row>
      <table:table-row>
        <table:table-cell table:style-name="Tabelle7.A13" office:value-type="string">
          <text:p text:style-name="P49">QZ2</text:p>
        </table:table-cell>
        <table:table-cell table:style-name="Tabelle7.B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12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12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12" office:value-type="string">
          <text:p text:style-name="P48"/>
        </table:table-cell>
      </table:table-row>
      <table:table-row>
        <table:table-cell table:style-name="Tabelle7.A13" office:value-type="string">
          <text:p text:style-name="P49">QZ3</text:p>
        </table:table-cell>
        <table:table-cell table:style-name="Tabelle7.B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13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13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13" office:value-type="string">
          <text:p text:style-name="P48"/>
        </table:table-cell>
      </table:table-row>
      <table:table-row>
        <table:table-cell table:style-name="Tabelle7.A14" office:value-type="string">
          <text:p text:style-name="P49">...</text:p>
        </table:table-cell>
        <table:table-cell table:style-name="Tabelle7.B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D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G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K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N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R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Y14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b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f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i14" office:value-type="string">
          <text:p text:style-name="P48"/>
        </table:table-cell>
      </table:table-row>
    </table:table>
  </xsl:template>
  <xsl:template match="semester" mode="matrix">
    <table:table table:name="Tabelle1" table:style-name="Tabelle1">
      <table:table-column table:style-name="Tabelle1.A"/>
      <table:table-column table:style-name="Tabelle1.B" table:number-columns-repeated="2"/>
      <table:table-column table:style-name="Tabelle1.D"/>
      <table:table-row>
        <table:table-cell table:style-name="Tabelle1.A1" office:value-type="string">
          <text:p text:style-name="P32"><xsl:value-of select="semester_nr"/>. Semester</text:p>
        </table:table-cell>
        <table:table-cell table:style-name="Tabelle1.A1" office:value-type="string">
          <text:p text:style-name="P15"/>
        </table:table-cell>
        <table:table-cell table:style-name="Tabelle1.A1" office:value-type="string">
          <text:p text:style-name="P15"/>
        </table:table-cell>
        <table:table-cell table:style-name="Tabelle1.D1" office:value-type="string">
          <text:p text:style-name="P15"/>
        </table:table-cell>
      </table:table-row>
      <table:table-row>
        <table:table-cell table:style-name="Tabelle1.A2" office:value-type="string">
          <text:p text:style-name="P32">Bezeichnung Modul bzw. LV</text:p>
        </table:table-cell>
        <table:table-cell table:style-name="Tabelle1.A2" office:value-type="string">
          <text:p text:style-name="P33">LV-Typ</text:p>
        </table:table-cell>
        <table:table-cell table:style-name="Tabelle1.A2" office:value-type="string">
          <text:p text:style-name="P33">SWS</text:p>
        </table:table-cell>
        <table:table-cell table:style-name="Tabelle1.D2" office:value-type="string">
          <text:p text:style-name="P33">ECTS</text:p>
        </table:table-cell>
      </table:table-row>
      <xsl:apply-templates match="lehrveranstaltung" mode="matrix"/>
      <table:table-row>
        <table:table-cell table:style-name="Tabelle1.A8" office:value-type="string">
          <text:p text:style-name="P32">Summenzeile:</text:p>
        </table:table-cell>
        <table:table-cell table:style-name="Tabelle1.B8" office:value-type="string">
          <text:p text:style-name="P22"/>
        </table:table-cell>
        <table:table-cell table:style-name="Tabelle1.C8" office:value-type="string">
          <text:p text:style-name="P33"><xsl:value-of select="lv_summe_sws_semester"/></text:p>
        </table:table-cell>
        <table:table-cell table:style-name="Tabelle1.D8" office:value-type="string">
          <text:p text:style-name="P33"><xsl:value-of select="lv_summe_ects_semester"/></text:p>
        </table:table-cell>
      </table:table-row>
    </table:table>
  </xsl:template>
  <xsl:template match="lehrveranstaltung" mode="matrix">
    <xsl:choose>
      <xsl:when test="lv_lehrtyp_kurzbz='modul'">
        <table:table-row>
          <table:table-cell table:style-name="Tabelle1.A3" office:value-type="string">
            <text:p text:style-name="P16"><xsl:value-of select="lv_bezeichnung"/></text:p>
          </table:table-cell>
          <table:table-cell table:style-name="Tabelle1.A3" office:value-type="string">
            <text:p text:style-name="P22"><xsl:value-of select="lv_lehrform_kurzbz"/></text:p>
          </table:table-cell>
          <table:table-cell table:style-name="Tabelle1.A3" office:value-type="string">
            <text:p text:style-name="P33"><xsl:value-of select="lv_sws"/></text:p>
          </table:table-cell>
          <table:table-cell table:style-name="Tabelle1.D3" office:value-type="string">
            <text:p text:style-name="P33"><xsl:value-of select="lv_ects"/></text:p>
          </table:table-cell>
        </table:table-row>
      </xsl:when>
      <xsl:otherwise>
        <table:table-row>
          <table:table-cell table:style-name="Tabelle1.A7" office:value-type="string">
            <text:p text:style-name="P16"><xsl:value-of select="lv_bezeichnung"/></text:p>
          </table:table-cell>
          <table:table-cell table:style-name="Tabelle1.B4" office:value-type="string">
            <text:p text:style-name="P17"><xsl:value-of select="lv_lehrform_kurzbz"/></text:p>
          </table:table-cell>
          <table:table-cell table:style-name="Tabelle1.C7" office:value-type="string">
            <text:p text:style-name="P17"><xsl:value-of select="lv_sws"/></text:p>
          </table:table-cell>
          <table:table-cell table:style-name="Tabelle1.D4" office:value-type="string">
            <text:p text:style-name="P17"><xsl:value-of select="lv_ects"/></text:p>
          </table:table-cell>
        </table:table-row>
      </xsl:otherwise>
    </xsl:choose>
    <xsl:apply-templates match="lehrveranstaltungen" mode="matrix"/>
  </xsl:template>
  <xsl:template match="lehrveranstaltungen" mode="matrix">
    <xsl:apply-templates match="lehrveranstaltung" mode="matrix"/>
  </xsl:template>
  <xsl:template match="semester" mode="modulbeschreibung">
    <table:table table:name="Tabelle6" table:style-name="Tabelle6">
      <table:table-column table:style-name="Tabelle6.A"/>
      <table:table-column table:style-name="Tabelle6.B"/>
      <xsl:apply-templates match="lehrveranstaltung" mode="modulbeschreibung"/>
    </table:table>
  </xsl:template>
  <xsl:template match="lehrveranstaltung" mode="modulbeschreibung">
    <xsl:choose>
      <xsl:when test="lv_lehrtyp_kurzbz='modul'">
        <table:table-row>
          <table:table-cell table:style-name="Tabelle6.A1" office:value-type="string">
            <text:p text:style-name="P40">Modul-Bezeichnung</text:p>
          </table:table-cell>
          <table:table-cell table:style-name="Tabelle6.B1" office:value-type="string">
            <text:p text:style-name="P40"><xsl:value-of select="lv_bezeichnung"/></text:p>
          </table:table-cell>
        </table:table-row>
        <table:table-row>
          <table:table-cell table:style-name="Tabelle6.A15" office:value-type="string">
            <text:p text:style-name="P28"/>
          </table:table-cell>
          <table:table-cell table:style-name="Tabelle6.B15" office:value-type="string">
            <text:p text:style-name="P28"><xsl:value-of select="lv_bezeichnung_en"/></text:p>
          </table:table-cell>
        </table:table-row>
        <table:table-row>
          <table:table-cell table:style-name="Tabelle6.A15" office:value-type="string">
            <text:p text:style-name="P28">Modulnummer</text:p>
          </table:table-cell>
          <table:table-cell table:style-name="Tabelle6.B15" office:value-type="string">
            <text:p text:style-name="P28"/>
          </table:table-cell>
        </table:table-row>
        <table:table-row>
          <table:table-cell table:style-name="Tabelle6.A15" office:value-type="string">
            <text:p text:style-name="P28">Umfang (ECTS)</text:p>
          </table:table-cell>
          <table:table-cell table:style-name="Tabelle6.B15" office:value-type="string">
            <text:p text:style-name="P28"><xsl:value-of select="lv_ects"/></text:p>
          </table:table-cell>
        </table:table-row>
        <table:table-row>
          <table:table-cell table:style-name="Tabelle6.A15" office:value-type="string">
            <text:p text:style-name="P28">Ausbildungssemester</text:p>
          </table:table-cell>
          <table:table-cell table:style-name="Tabelle6.B15" office:value-type="string">
            <text:p text:style-name="P28"><xsl:value-of select="lv_semester"/></text:p>
          </table:table-cell>
        </table:table-row>
        <table:table-row>
          <table:table-cell table:style-name="Tabelle6.A15" office:value-type="string">
            <text:p text:style-name="P28">Kompetenzbereich</text:p>
          </table:table-cell>
          <table:table-cell table:style-name="Tabelle6.B15" office:value-type="string">
            <text:p text:style-name="P28"/>
          </table:table-cell>
        </table:table-row>
        <table:table-row>
          <table:table-cell table:style-name="Tabelle6.A15" office:value-type="string">
            <text:p text:style-name="P28">Pflicht-/Wahl-Modul</text:p>
          </table:table-cell>
          <table:table-cell table:style-name="Tabelle6.B15" office:value-type="string">
            <text:p text:style-name="P31">Wahlmodul</text:p>
          </table:table-cell>
        </table:table-row>
      </xsl:when>
      <xsl:otherwise>
        <table:table-row>
          <table:table-cell table:style-name="Tabelle6.A7" office:value-type="string">
            <text:p text:style-name="P40">LV-Bezeichnung</text:p>
          </table:table-cell>
          <table:table-cell table:style-name="Tabelle6.B7" office:value-type="string">
            <text:p text:style-name="P40"><xsl:value-of select="lv_bezeichnung"/></text:p>
          </table:table-cell>
        </table:table-row>
        <table:table-row>
          <table:table-cell table:style-name="Tabelle6.A15" office:value-type="string">
            <text:p text:style-name="P28"/>
          </table:table-cell>
          <table:table-cell table:style-name="Tabelle6.B15" office:value-type="string">
            <text:p text:style-name="P28"><xsl:value-of select="lv_bezeichnung_en"/></text:p>
          </table:table-cell>
        </table:table-row>
        <table:table-row>
          <table:table-cell table:style-name="Tabelle6.A15" office:value-type="string">
            <text:p text:style-name="P28">Umfang (ECTS)</text:p>
          </table:table-cell>
          <table:table-cell table:style-name="Tabelle6.B15" office:value-type="string">
            <text:p text:style-name="P28"><xsl:value-of select="lv_ects"/></text:p>
          </table:table-cell>
        </table:table-row>
        <table:table-row>
          <table:table-cell table:style-name="Tabelle6.A15" office:value-type="string">
            <text:p text:style-name="P28">LV-Typ</text:p>
          </table:table-cell>
          <table:table-cell table:style-name="Tabelle6.B15" office:value-type="string">
            <text:p text:style-name="P28"><xsl:value-of select="lv_lehrform_langbz"/></text:p>
          </table:table-cell>
        </table:table-row>
        <table:table-row>
          <table:table-cell table:style-name="Tabelle6.A15" office:value-type="string">
            <text:p text:style-name="P29">Ausbildungssemester</text:p>
          </table:table-cell>
          <table:table-cell table:style-name="Tabelle6.B15" office:value-type="string">
            <text:p text:style-name="P29"><xsl:value-of select="lv_semester"/></text:p>
          </table:table-cell>
        </table:table-row>
        <table:table-row>
          <table:table-cell table:style-name="Tabelle6.A15" office:value-type="string">
            <text:p text:style-name="P5">Kurzbeschreibung</text:p>
            <text:p text:style-name="P9">[bitte überarbeiten]</text:p>
          </table:table-cell>
          <table:table-cell table:style-name="Tabelle6.B15" office:value-type="string">
            <text:p text:style-name="P29"><xsl:value-of select="lvinfo_kurzbeschreibung"/></text:p>
          </table:table-cell>
        </table:table-row>
        <table:table-row>
          <table:table-cell table:style-name="Tabelle6.A15" office:value-type="string">
            <text:p text:style-name="P5">Course Description</text:p>
            <text:p text:style-name="P9">[bitte überarbeiten]</text:p>
          </table:table-cell>
          <table:table-cell table:style-name="Tabelle6.B15" office:value-type="string">
            <text:p text:style-name="P29"><xsl:value-of select="lvinfo_kurzbeschreibung_en"/></text:p>
          </table:table-cell>
        </table:table-row>
        <table:table-row>
          <table:table-cell table:style-name="Tabelle6.A15" office:value-type="string">
            <text:p text:style-name="P5">Kompetenzerwerb</text:p>
            <text:p text:style-name="P9">[ALT: wird gelöscht]</text:p>
          </table:table-cell>
          <table:table-cell table:style-name="Tabelle6.B15" office:value-type="string">
            <text:p text:style-name="P29"><xsl:value-of select="lvinfo_lehrziele"/></text:p>
          </table:table-cell>
        </table:table-row>
        <table:table-row>
          <table:table-cell table:style-name="Tabelle6.A15" office:value-type="string">
            <text:p text:style-name="P5">Competences</text:p>
            <text:p text:style-name="P9">[ALT: wird gelöscht]</text:p>
          </table:table-cell>
          <table:table-cell table:style-name="Tabelle6.B15" office:value-type="string">
            <text:p text:style-name="P29"><xsl:value-of select="lvinfo_lehrziele_en"/></text:p>
          </table:table-cell>
        </table:table-row>
        <table:table-row>
          <table:table-cell table:style-name="Tabelle6.A15" office:value-type="string">
            <text:p text:style-name="P5">Lernergebnisse</text:p>
            <text:p text:style-name="P9">[NEU: bitte definieren]</text:p>
          </table:table-cell>
          <table:table-cell table:style-name="Tabelle6.B15" office:value-type="string">
            <text:p text:style-name="P29">Nach erfolgreichem Abschluss sind die Studierenden in der Lage,...</text:p>
            <text:p text:style-name="P67">
					•
					<text:tab/>LE1
				</text:p>
            <text:p text:style-name="P67">
					•
					<text:tab/>LE2
				</text:p>
            <text:p text:style-name="P67">
					•
					<text:tab/>...
				</text:p>
          </table:table-cell>
        </table:table-row>
        <table:table-row>
          <table:table-cell table:style-name="Tabelle6.A15" office:value-type="string">
            <text:p text:style-name="P5">Learning Outcomes</text:p>
            <text:p text:style-name="P9">[NEU: bitte definieren]</text:p>
          </table:table-cell>
          <table:table-cell table:style-name="Tabelle6.B15" office:value-type="string">
            <text:p text:style-name="P29">After passing this course successfully students are able to...</text:p>
            <text:p text:style-name="P67">
					•
					<text:tab/>LE1
				</text:p>
            <text:p text:style-name="P67">
					•
					<text:tab/>LE2
				</text:p>
            <text:p text:style-name="P67">
					•
					<text:tab/>...
				</text:p>
          </table:table-cell>
        </table:table-row>
        <table:table-row>
          <table:table-cell table:style-name="Tabelle6.A15" office:value-type="string">
            <text:p text:style-name="P29">Lehrinhalte</text:p>
            <text:p text:style-name="P9">[bitte überarbeiten]</text:p>
          </table:table-cell>
          <table:table-cell table:style-name="Tabelle6.B15" office:value-type="string">
            <text:p text:style-name="P29"><xsl:value-of select="lvinfo_lehrinhalte"/></text:p>
          </table:table-cell>
        </table:table-row>
        <table:table-row>
          <table:table-cell table:style-name="Tabelle6.A15" office:value-type="string">
            <text:p text:style-name="P29">Course Contents</text:p>
            <text:p text:style-name="P9">[bitte überarbeiten]</text:p>
          </table:table-cell>
          <table:table-cell table:style-name="Tabelle6.B15" office:value-type="string">
            <text:p text:style-name="P29"><xsl:value-of select="lvinfo_lehrinhalte_en"/></text:p>
          </table:table-cell>
        </table:table-row>
        <table:table-row>
          <table:table-cell table:style-name="Tabelle6.A15" office:value-type="string">
            <text:p text:style-name="P29">Vorkenntnisse</text:p>
            <text:p text:style-name="P9">[bitte überarbeiten]</text:p>
          </table:table-cell>
          <table:table-cell table:style-name="Tabelle6.B15" office:value-type="string">
            <text:p text:style-name="P29"><xsl:value-of select="lvinfo_voraussetzungen"/></text:p>
          </table:table-cell>
        </table:table-row>
        <table:table-row>
          <table:table-cell table:style-name="Tabelle6.A15" office:value-type="string">
            <text:p text:style-name="P29">Prerequisites</text:p>
            <text:p text:style-name="P9">[bitte überarbeiten]</text:p>
          </table:table-cell>
          <table:table-cell table:style-name="Tabelle6.B15" office:value-type="string">
            <text:p text:style-name="P29"><xsl:value-of select="lvinfo_voraussetzungen_en"/></text:p>
          </table:table-cell>
        </table:table-row>
        <table:table-row>
          <table:table-cell table:style-name="Tabelle6.A15" office:value-type="string">
            <text:p text:style-name="P30">Literatur/Literature</text:p>
            <text:p text:style-name="P9">[bitte überarbeiten und alphabetisch reihen]</text:p>
          </table:table-cell>
          <table:table-cell table:style-name="Tabelle6.B15" office:value-type="string">
            <text:p text:style-name="P67">
					•
					<text:tab/>Autor, VN. / Autor, VN. / Autor VN. (Jahr): Titel, Verlag-Herausgeber-sonstiges
				</text:p>
            <text:p/>
            <text:p text:style-name="P30"><xsl:value-of select="lvinfo_unterlagen"/></text:p>
          </table:table-cell>
        </table:table-row>
        <table:table-row>
          <table:table-cell table:style-name="Tabelle6.A15" office:value-type="string">
            <text:p text:style-name="P29">Leistungsbeurteilung</text:p>
            <text:p text:style-name="P9">[bitte überarbeiten]</text:p>
          </table:table-cell>
          <table:table-cell table:style-name="Tabelle6.B15" office:value-type="string">
            <text:p text:style-name="P67">LV-Immanente Leistungsbeurteilung oder</text:p>
            <text:p text:style-name="P67">LV-Immanente Leistungsbeurteilung und/ oder Abschlussprüfung oder</text:p>
            <text:p text:style-name="P67">Abschlussprüfung</text:p>
            <text:p/>
            <text:p text:style-name="P30"><xsl:value-of select="lvinfo_pruefungsordnung"/></text:p>
          </table:table-cell>
        </table:table-row>
        <table:table-row>
          <table:table-cell table:style-name="Tabelle6.A15" office:value-type="string">
            <text:p text:style-name="P29">Assessment Methods</text:p>
          </table:table-cell>
          <table:table-cell table:style-name="Tabelle6.B15" office:value-type="string">
            <text:p text:style-name="P67">Course immanent assessment method or</text:p>
            <text:p text:style-name="P67">Course immanent assessment method and/ or end exam or</text:p>
            <text:p text:style-name="P67">End exam</text:p>
            <text:p/>
            <text:p text:style-name="P30"><xsl:value-of select="lvinfo_pruefungsordnung_en"/></text:p>
          </table:table-cell>
        </table:table-row>
        <table:table-row>
          <table:table-cell table:style-name="Tabelle6.A15" office:value-type="string">
            <text:p text:style-name="P29">Anwesenheit</text:p>
          </table:table-cell>
          <table:table-cell table:style-name="Tabelle6.B15" office:value-type="string">
            <text:p text:style-name="P29"><xsl:value-of select="lvinfo_anwesenheit"/></text:p>
          </table:table-cell>
        </table:table-row>
        <table:table-row>
          <table:table-cell table:style-name="Tabelle6.A15" office:value-type="string">
            <text:p text:style-name="P29">Attendance</text:p>
          </table:table-cell>
          <table:table-cell table:style-name="Tabelle6.B15" office:value-type="string">
            <text:p text:style-name="P29"><xsl:value-of select="lvinfo_anwesenheit_en"/></text:p>
          </table:table-cell>
        </table:table-row>
        <table:table-row>
          <table:table-cell table:style-name="Tabelle6.A15" office:value-type="string">
            <text:p text:style-name="P29">Anmerkungen</text:p>
          </table:table-cell>
          <table:table-cell table:style-name="Tabelle6.B15" office:value-type="string">
            <text:p text:style-name="P29"><xsl:value-of select="lvinfo_anmerkungen"/></text:p>
          </table:table-cell>
        </table:table-row>
        <table:table-row>
          <table:table-cell table:style-name="Tabelle6.A15" office:value-type="string">
            <text:p text:style-name="P29">Comments</text:p>
          </table:table-cell>
          <table:table-cell table:style-name="Tabelle6.B15" office:value-type="string">
            <text:p text:style-name="P29"><xsl:value-of select="lvinfo_anmerkungen_en"/></text:p>
          </table:table-cell>
        </table:table-row>
      </xsl:otherwise>
    </xsl:choose>
    <xsl:apply-templates match="lehrveranstaltungen" mode="modulbeschreibung"/>
  </xsl:template>
  <xsl:template match="lehrveranstaltungen" mode="modulbeschreibung">
    <xsl:apply-templates match="lehrveranstaltung" mode="modulbeschreibung"/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family="Arial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4cm" style:contextual-spacing="false" style:page-number="auto"/>
      <style:text-properties fo:color="#0086cb" style:font-name="Arial" fo:font-family="Arial" style:font-style-name="Standard" style:font-family-generic="swiss" style:font-pitch="variable" fo:font-size="26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3cm" fo:margin-right="0cm" fo:text-indent="0cm" style:auto-text-indent="false" style:page-number="auto"/>
      <style:text-properties fo:color="#0086cb" style:font-name="Arial" fo:font-family="Arial" style:font-style-name="Standard" style:font-family-generic="swiss" style:font-pitch="variable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benannt1" style:family="paragraph" style:parent-style-name="Heading_20_1" style:default-outline-level="" style:list-style-name="">
      <style:text-properties fo:font-size="180%"/>
    </style:style>
    <style:style style:name="Numbering_20_1" style:display-name="Numbering 1" style:family="paragraph" style:parent-style-name="List" style:default-outline-level="1" style:list-style-name="Numbering_20_1" style:class="list" style:master-page-name="">
      <style:paragraph-properties fo:margin-left="0.75cm" fo:margin-right="0cm" fo:text-indent="-0.75cm" style:auto-text-indent="false" style:page-number="auto">
        <style:tab-stops/>
      </style:paragraph-properties>
      <style:text-properties fo:color="#0086cb" fo:font-size="26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default-outline-level="2" style:list-style-name="Numbering_20_1" style:class="list">
      <style:paragraph-properties fo:margin-left="0.75cm" fo:margin-right="0cm" fo:text-indent="0cm" style:auto-text-indent="false"/>
      <style:text-properties fo:color="#0086cb" fo:font-size="20pt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.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.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.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.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.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.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5.001cm" fo:margin-bottom="4.001cm" fo:margin-left="2cm" fo:margin-right="2cm" fo:border="none" fo:padding="0cm" style:shadow="none" fo:background-color="transparent" style:writing-mode="lr-tb" style:footnote-max-height="0cm">
        <!-- <style:background-image xlink:href="Pictures/100002010000031B00000463F98C50C4.png" xlink:type="simple" xlink:actuate="onLoad" style:repeat="stretch"/>--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6.001cm" fo:margin-bottom="4.0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
					<draw:frame draw:style-name="Mfr1" draw:name="Bild3" text:anchor-type="paragraph" svg:x="12.367cm" svg:y="0.041cm" svg:width="4.618cm" svg:height="1.69cm" draw:z-index="1">
						<draw:image xlink:href="Pictures/100002010000012C0000006E0CA8181E.png" xlink:type="simple" xlink:show="embed" xlink:actuate="onLoad"/>
					</draw:frame>
				</text:p>
      </style:header>
      <style:header-first>
        <text:p text:style-name="Header">
				</text:p>
      </style:header-first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  <style:master-page style:name="Landscape" style:page-layout-name="Mpm4">
      <style:header>
        <text:p text:style-name="Header">
					<draw:frame draw:style-name="Mfr1" draw:name="Bild2" text:anchor-type="paragraph" svg:x="21.077cm" svg:y="0.06cm" svg:width="4.618cm" svg:height="1.69cm" draw:z-index="6">
						<draw:image xlink:href="Pictures/100002010000012C0000006E0CA8181E.png" xlink:type="simple" xlink:show="embed" xlink:actuate="onLoad"/>
					</draw:frame>
				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5:03:47.931000000</meta:creation-date>
    <dc:date>2015-02-13T13:42:41.037000000</dc:date>
    <meta:editing-duration>PT2H45M34S</meta:editing-duration>
    <meta:editing-cycles>30</meta:editing-cycles>
    <meta:generator>LibreOffice/4.2.2.1$Windows_x86 LibreOffice_project/3be8cda0bddd8e430d8cda1ebfd581265cca5a0f</meta:generator>
    <meta:print-date>2015-02-13T13:20:33.729000000</meta:print-date>
    <meta:document-statistic meta:table-count="7" meta:image-count="5" meta:object-count="0" meta:page-count="8" meta:paragraph-count="210" meta:word-count="805" meta:character-count="6036" meta:non-whitespace-character-count="5452"/>
  </office:meta>
</office:document-meta>
</file>